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Arial Unicode MS', Cambria" style:font-family-generic="roman"/>
    <style:font-face style:name="Lucida Sans1" svg:font-family="'Lucida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fo:background-color="transparent" style:font-weight-asian="bold" style:font-weight-complex="bold"/>
    </style:style>
    <style:style style:name="P2" style:family="paragraph" style:parent-style-name="Standard">
      <style:paragraph-properties fo:text-align="center" style:justify-single-word="false"/>
      <style:text-properties fo:font-size="18pt" fo:font-style="italic" fo:font-weight="bold" fo:background-color="transparent" style:font-size-asian="18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fo:font-size="18pt" fo:font-style="italic" fo:background-color="transparent" style:font-size-asian="18pt" style:font-style-asian="italic" style:font-size-complex="18pt" style:font-style-complex="italic"/>
    </style:style>
    <style:style style:name="P4" style:family="paragraph" style:parent-style-name="Standard">
      <style:text-properties fo:font-size="18pt" fo:font-weight="bold"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fo:background-color="transparent" style:font-size-asian="18pt" style:font-weight-asian="bold" style:font-size-complex="18pt" style:font-weight-complex="bold"/>
    </style:style>
    <style:style style:name="P6" style:family="paragraph" style:parent-style-name="Standard">
      <style:text-properties fo:font-size="10pt" fo:font-weight="bold" fo:background-color="transparent" style:font-size-asian="10pt" style:font-weight-asian="bold" style:font-size-complex="10pt" style:font-weight-complex="bold"/>
    </style:style>
    <style:style style:name="P7" style:family="paragraph" style:parent-style-name="Standard" style:list-style-name="WW8Num32">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8" style:family="paragraph" style:parent-style-name="Standard" style:list-style-name="WW8Num18">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9" style:family="paragraph" style:parent-style-name="Standard" style:list-style-name="WW8Num8">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0" style:family="paragraph" style:parent-style-name="Standard" style:list-style-name="WW8Num16">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1" style:family="paragraph" style:parent-style-name="Standard" style:list-style-name="WW8Num25">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2" style:family="paragraph" style:parent-style-name="Standard" style:list-style-name="WW8Num15">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3" style:family="paragraph" style:parent-style-name="Standard" style:list-style-name="WW8Num21">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4" style:family="paragraph" style:parent-style-name="Standard" style:list-style-name="WW8Num17">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5" style:family="paragraph" style:parent-style-name="Standard" style:list-style-name="WW8Num4">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6" style:family="paragraph" style:parent-style-name="Standard" style:list-style-name="WW8Num44">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7" style:family="paragraph" style:parent-style-name="Standard" style:list-style-name="WW8Num22">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8" style:family="paragraph" style:parent-style-name="Standard" style:list-style-name="WW8Num6">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19" style:family="paragraph" style:parent-style-name="Standard" style:list-style-name="WW8Num48">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0" style:family="paragraph" style:parent-style-name="Standard" style:list-style-name="WW8Num46">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1" style:family="paragraph" style:parent-style-name="Standard" style:list-style-name="WW8Num36">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2" style:family="paragraph" style:parent-style-name="Standard" style:list-style-name="WW8Num45">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3" style:family="paragraph" style:parent-style-name="Standard" style:list-style-name="WW8Num14">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4" style:family="paragraph" style:parent-style-name="Standard" style:list-style-name="WW8Num9">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5" style:family="paragraph" style:parent-style-name="Standard" style:list-style-name="WW8Num24">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6" style:family="paragraph" style:parent-style-name="Standard" style:list-style-name="WW8Num33">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7" style:family="paragraph" style:parent-style-name="Standard" style:list-style-name="WW8Num39">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8" style:family="paragraph" style:parent-style-name="Standard" style:list-style-name="WW8Num2">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29" style:family="paragraph" style:parent-style-name="Standard" style:list-style-name="WW8Num1">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0" style:family="paragraph" style:parent-style-name="Standard" style:list-style-name="WW8Num7">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1" style:family="paragraph" style:parent-style-name="Standard" style:list-style-name="WW8Num49">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2" style:family="paragraph" style:parent-style-name="Standard" style:list-style-name="WW8Num23">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3" style:family="paragraph" style:parent-style-name="Standard" style:list-style-name="WW8Num31">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4" style:family="paragraph" style:parent-style-name="Standard" style:list-style-name="WW8Num37">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5" style:family="paragraph" style:parent-style-name="Standard" style:list-style-name="WW8Num40">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6" style:family="paragraph" style:parent-style-name="Standard" style:list-style-name="WW8Num41">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7" style:family="paragraph" style:parent-style-name="Standard" style:list-style-name="WW8Num38">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8" style:family="paragraph" style:parent-style-name="Standard" style:list-style-name="WW8Num26">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39" style:family="paragraph" style:parent-style-name="Standard" style:list-style-name="WW8Num30">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40" style:family="paragraph" style:parent-style-name="Standard" style:list-style-name="WW8Num29">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41" style:family="paragraph" style:parent-style-name="Standard" style:list-style-name="WW8Num47">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42" style:family="paragraph" style:parent-style-name="Standard" style:list-style-name="WW8Num19">
      <style:paragraph-properties>
        <style:tab-stops>
          <style:tab-stop style:position="0cm"/>
        </style:tab-stops>
      </style:paragraph-properties>
      <style:text-properties fo:font-size="10pt" fo:font-weight="bold" fo:background-color="transparent" style:font-size-asian="10pt" style:font-weight-asian="bold" style:font-size-complex="10pt" style:font-weight-complex="bold"/>
    </style:style>
    <style:style style:name="P43" style:family="paragraph" style:parent-style-name="Standard">
      <style:text-properties fo:font-size="10pt" fo:font-style="italic" fo:background-color="transparent" style:font-size-asian="10pt" style:font-style-asian="italic" style:font-size-complex="10pt" style:font-style-complex="italic"/>
    </style:style>
    <style:style style:name="P44" style:family="paragraph" style:parent-style-name="Standard">
      <style:text-properties fo:font-size="10pt" fo:background-color="transparent" style:font-size-asian="10pt" style:font-size-complex="10pt"/>
    </style:style>
    <style:style style:name="P45" style:family="paragraph" style:parent-style-name="Standard">
      <style:text-properties fo:background-color="transparent"/>
    </style:style>
    <style:style style:name="P46" style:family="paragraph" style:parent-style-name="Standard" style:list-style-name="WW8Num32">
      <style:paragraph-properties>
        <style:tab-stops>
          <style:tab-stop style:position="0cm"/>
        </style:tab-stops>
      </style:paragraph-properties>
      <style:text-properties fo:background-color="transparent"/>
    </style:style>
    <style:style style:name="P47" style:family="paragraph" style:parent-style-name="Standard" style:list-style-name="WW8Num18">
      <style:paragraph-properties>
        <style:tab-stops>
          <style:tab-stop style:position="0cm"/>
        </style:tab-stops>
      </style:paragraph-properties>
      <style:text-properties fo:background-color="transparent"/>
    </style:style>
    <style:style style:name="P48" style:family="paragraph" style:parent-style-name="Standard" style:list-style-name="WW8Num34">
      <style:paragraph-properties>
        <style:tab-stops>
          <style:tab-stop style:position="0cm"/>
        </style:tab-stops>
      </style:paragraph-properties>
      <style:text-properties fo:background-color="transparent"/>
    </style:style>
    <style:style style:name="P49" style:family="paragraph" style:parent-style-name="Standard" style:list-style-name="WW8Num8">
      <style:paragraph-properties>
        <style:tab-stops>
          <style:tab-stop style:position="0cm"/>
        </style:tab-stops>
      </style:paragraph-properties>
      <style:text-properties fo:background-color="transparent"/>
    </style:style>
    <style:style style:name="P50" style:family="paragraph" style:parent-style-name="Standard" style:list-style-name="WW8Num16">
      <style:paragraph-properties>
        <style:tab-stops>
          <style:tab-stop style:position="0cm"/>
        </style:tab-stops>
      </style:paragraph-properties>
      <style:text-properties fo:background-color="transparent"/>
    </style:style>
    <style:style style:name="P51" style:family="paragraph" style:parent-style-name="Standard" style:list-style-name="WW8Num25">
      <style:paragraph-properties>
        <style:tab-stops>
          <style:tab-stop style:position="0cm"/>
        </style:tab-stops>
      </style:paragraph-properties>
      <style:text-properties fo:background-color="transparent"/>
    </style:style>
    <style:style style:name="P52" style:family="paragraph" style:parent-style-name="Standard" style:list-style-name="WW8Num15">
      <style:paragraph-properties>
        <style:tab-stops>
          <style:tab-stop style:position="0cm"/>
        </style:tab-stops>
      </style:paragraph-properties>
      <style:text-properties fo:background-color="transparent"/>
    </style:style>
    <style:style style:name="P53" style:family="paragraph" style:parent-style-name="Standard" style:list-style-name="WW8Num12">
      <style:paragraph-properties>
        <style:tab-stops>
          <style:tab-stop style:position="0cm"/>
        </style:tab-stops>
      </style:paragraph-properties>
      <style:text-properties fo:background-color="transparent"/>
    </style:style>
    <style:style style:name="P54" style:family="paragraph" style:parent-style-name="Standard" style:list-style-name="WW8Num21">
      <style:paragraph-properties>
        <style:tab-stops>
          <style:tab-stop style:position="0cm"/>
        </style:tab-stops>
      </style:paragraph-properties>
      <style:text-properties fo:background-color="transparent"/>
    </style:style>
    <style:style style:name="P55" style:family="paragraph" style:parent-style-name="Standard" style:list-style-name="WW8Num17">
      <style:paragraph-properties>
        <style:tab-stops>
          <style:tab-stop style:position="0cm"/>
        </style:tab-stops>
      </style:paragraph-properties>
      <style:text-properties fo:background-color="transparent"/>
    </style:style>
    <style:style style:name="P56" style:family="paragraph" style:parent-style-name="Standard" style:list-style-name="WW8Num4">
      <style:paragraph-properties>
        <style:tab-stops>
          <style:tab-stop style:position="0cm"/>
        </style:tab-stops>
      </style:paragraph-properties>
      <style:text-properties fo:background-color="transparent"/>
    </style:style>
    <style:style style:name="P57" style:family="paragraph" style:parent-style-name="Standard" style:list-style-name="WW8Num44">
      <style:paragraph-properties>
        <style:tab-stops>
          <style:tab-stop style:position="0cm"/>
        </style:tab-stops>
      </style:paragraph-properties>
      <style:text-properties fo:background-color="transparent"/>
    </style:style>
    <style:style style:name="P58" style:family="paragraph" style:parent-style-name="Standard" style:list-style-name="WW8Num22">
      <style:paragraph-properties>
        <style:tab-stops>
          <style:tab-stop style:position="0cm"/>
        </style:tab-stops>
      </style:paragraph-properties>
      <style:text-properties fo:background-color="transparent"/>
    </style:style>
    <style:style style:name="P59" style:family="paragraph" style:parent-style-name="Standard" style:list-style-name="WW8Num6">
      <style:paragraph-properties>
        <style:tab-stops>
          <style:tab-stop style:position="0cm"/>
        </style:tab-stops>
      </style:paragraph-properties>
      <style:text-properties fo:background-color="transparent"/>
    </style:style>
    <style:style style:name="P60" style:family="paragraph" style:parent-style-name="Standard" style:list-style-name="WW8Num48">
      <style:paragraph-properties>
        <style:tab-stops>
          <style:tab-stop style:position="0cm"/>
        </style:tab-stops>
      </style:paragraph-properties>
      <style:text-properties fo:background-color="transparent"/>
    </style:style>
    <style:style style:name="P61" style:family="paragraph" style:parent-style-name="Standard" style:list-style-name="WW8Num46">
      <style:paragraph-properties>
        <style:tab-stops>
          <style:tab-stop style:position="0cm"/>
        </style:tab-stops>
      </style:paragraph-properties>
      <style:text-properties fo:background-color="transparent"/>
    </style:style>
    <style:style style:name="P62" style:family="paragraph" style:parent-style-name="Standard" style:list-style-name="WW8Num27">
      <style:paragraph-properties>
        <style:tab-stops>
          <style:tab-stop style:position="0cm"/>
        </style:tab-stops>
      </style:paragraph-properties>
      <style:text-properties fo:background-color="transparent"/>
    </style:style>
    <style:style style:name="P63" style:family="paragraph" style:parent-style-name="Standard" style:list-style-name="WW8Num36">
      <style:paragraph-properties>
        <style:tab-stops>
          <style:tab-stop style:position="0cm"/>
        </style:tab-stops>
      </style:paragraph-properties>
      <style:text-properties fo:background-color="transparent"/>
    </style:style>
    <style:style style:name="P64" style:family="paragraph" style:parent-style-name="Standard" style:list-style-name="WW8Num45">
      <style:paragraph-properties>
        <style:tab-stops>
          <style:tab-stop style:position="0cm"/>
        </style:tab-stops>
      </style:paragraph-properties>
      <style:text-properties fo:background-color="transparent"/>
    </style:style>
    <style:style style:name="P65" style:family="paragraph" style:parent-style-name="Standard" style:list-style-name="WW8Num11">
      <style:paragraph-properties>
        <style:tab-stops>
          <style:tab-stop style:position="0cm"/>
        </style:tab-stops>
      </style:paragraph-properties>
      <style:text-properties fo:background-color="transparent"/>
    </style:style>
    <style:style style:name="P66" style:family="paragraph" style:parent-style-name="Standard" style:list-style-name="WW8Num14">
      <style:paragraph-properties>
        <style:tab-stops>
          <style:tab-stop style:position="0cm"/>
        </style:tab-stops>
      </style:paragraph-properties>
      <style:text-properties fo:background-color="transparent"/>
    </style:style>
    <style:style style:name="P67" style:family="paragraph" style:parent-style-name="Standard" style:list-style-name="WW8Num9">
      <style:paragraph-properties>
        <style:tab-stops>
          <style:tab-stop style:position="0cm"/>
        </style:tab-stops>
      </style:paragraph-properties>
      <style:text-properties fo:background-color="transparent"/>
    </style:style>
    <style:style style:name="P68" style:family="paragraph" style:parent-style-name="Standard" style:list-style-name="WW8Num24">
      <style:paragraph-properties>
        <style:tab-stops>
          <style:tab-stop style:position="0cm"/>
        </style:tab-stops>
      </style:paragraph-properties>
      <style:text-properties fo:background-color="transparent"/>
    </style:style>
    <style:style style:name="P69" style:family="paragraph" style:parent-style-name="Standard" style:list-style-name="WW8Num33">
      <style:paragraph-properties>
        <style:tab-stops>
          <style:tab-stop style:position="0cm"/>
        </style:tab-stops>
      </style:paragraph-properties>
      <style:text-properties fo:background-color="transparent"/>
    </style:style>
    <style:style style:name="P70" style:family="paragraph" style:parent-style-name="Standard" style:list-style-name="WW8Num43">
      <style:paragraph-properties>
        <style:tab-stops>
          <style:tab-stop style:position="0cm"/>
        </style:tab-stops>
      </style:paragraph-properties>
      <style:text-properties fo:background-color="transparent"/>
    </style:style>
    <style:style style:name="P71" style:family="paragraph" style:parent-style-name="Standard" style:list-style-name="WW8Num39">
      <style:paragraph-properties>
        <style:tab-stops>
          <style:tab-stop style:position="0cm"/>
        </style:tab-stops>
      </style:paragraph-properties>
      <style:text-properties fo:background-color="transparent"/>
    </style:style>
    <style:style style:name="P72" style:family="paragraph" style:parent-style-name="Standard" style:list-style-name="WW8Num2">
      <style:paragraph-properties>
        <style:tab-stops>
          <style:tab-stop style:position="0cm"/>
        </style:tab-stops>
      </style:paragraph-properties>
      <style:text-properties fo:background-color="transparent"/>
    </style:style>
    <style:style style:name="P73" style:family="paragraph" style:parent-style-name="Standard" style:list-style-name="WW8Num5">
      <style:paragraph-properties>
        <style:tab-stops>
          <style:tab-stop style:position="0cm"/>
        </style:tab-stops>
      </style:paragraph-properties>
      <style:text-properties fo:background-color="transparent"/>
    </style:style>
    <style:style style:name="P74" style:family="paragraph" style:parent-style-name="Standard" style:list-style-name="WW8Num1">
      <style:paragraph-properties>
        <style:tab-stops>
          <style:tab-stop style:position="0cm"/>
        </style:tab-stops>
      </style:paragraph-properties>
      <style:text-properties fo:background-color="transparent"/>
    </style:style>
    <style:style style:name="P75" style:family="paragraph" style:parent-style-name="Standard" style:list-style-name="WW8Num7">
      <style:paragraph-properties>
        <style:tab-stops>
          <style:tab-stop style:position="0cm"/>
        </style:tab-stops>
      </style:paragraph-properties>
      <style:text-properties fo:background-color="transparent"/>
    </style:style>
    <style:style style:name="P76" style:family="paragraph" style:parent-style-name="Standard" style:list-style-name="WW8Num49">
      <style:paragraph-properties>
        <style:tab-stops>
          <style:tab-stop style:position="0cm"/>
        </style:tab-stops>
      </style:paragraph-properties>
      <style:text-properties fo:background-color="transparent"/>
    </style:style>
    <style:style style:name="P77" style:family="paragraph" style:parent-style-name="Standard" style:list-style-name="WW8Num23">
      <style:paragraph-properties>
        <style:tab-stops>
          <style:tab-stop style:position="0cm"/>
        </style:tab-stops>
      </style:paragraph-properties>
      <style:text-properties fo:background-color="transparent"/>
    </style:style>
    <style:style style:name="P78" style:family="paragraph" style:parent-style-name="Standard" style:list-style-name="WW8Num3">
      <style:paragraph-properties>
        <style:tab-stops>
          <style:tab-stop style:position="0cm"/>
        </style:tab-stops>
      </style:paragraph-properties>
      <style:text-properties fo:background-color="transparent"/>
    </style:style>
    <style:style style:name="P79" style:family="paragraph" style:parent-style-name="Standard" style:list-style-name="WW8Num31">
      <style:paragraph-properties>
        <style:tab-stops>
          <style:tab-stop style:position="0cm"/>
        </style:tab-stops>
      </style:paragraph-properties>
      <style:text-properties fo:background-color="transparent"/>
    </style:style>
    <style:style style:name="P80" style:family="paragraph" style:parent-style-name="Standard" style:list-style-name="WW8Num37">
      <style:paragraph-properties>
        <style:tab-stops>
          <style:tab-stop style:position="0cm"/>
        </style:tab-stops>
      </style:paragraph-properties>
      <style:text-properties fo:background-color="transparent"/>
    </style:style>
    <style:style style:name="P81" style:family="paragraph" style:parent-style-name="Standard" style:list-style-name="WW8Num40">
      <style:paragraph-properties>
        <style:tab-stops>
          <style:tab-stop style:position="0cm"/>
        </style:tab-stops>
      </style:paragraph-properties>
      <style:text-properties fo:background-color="transparent"/>
    </style:style>
    <style:style style:name="P82" style:family="paragraph" style:parent-style-name="Standard" style:list-style-name="WW8Num41">
      <style:paragraph-properties>
        <style:tab-stops>
          <style:tab-stop style:position="0cm"/>
        </style:tab-stops>
      </style:paragraph-properties>
      <style:text-properties fo:background-color="transparent"/>
    </style:style>
    <style:style style:name="P83" style:family="paragraph" style:parent-style-name="Standard" style:list-style-name="WW8Num38">
      <style:paragraph-properties>
        <style:tab-stops>
          <style:tab-stop style:position="0cm"/>
        </style:tab-stops>
      </style:paragraph-properties>
      <style:text-properties fo:background-color="transparent"/>
    </style:style>
    <style:style style:name="P84" style:family="paragraph" style:parent-style-name="Standard" style:list-style-name="WW8Num26">
      <style:paragraph-properties>
        <style:tab-stops>
          <style:tab-stop style:position="0cm"/>
        </style:tab-stops>
      </style:paragraph-properties>
      <style:text-properties fo:background-color="transparent"/>
    </style:style>
    <style:style style:name="P85" style:family="paragraph" style:parent-style-name="Standard" style:list-style-name="WW8Num42">
      <style:paragraph-properties>
        <style:tab-stops>
          <style:tab-stop style:position="0cm"/>
        </style:tab-stops>
      </style:paragraph-properties>
      <style:text-properties fo:background-color="transparent"/>
    </style:style>
    <style:style style:name="P86" style:family="paragraph" style:parent-style-name="Standard" style:list-style-name="WW8Num30">
      <style:paragraph-properties>
        <style:tab-stops>
          <style:tab-stop style:position="0cm"/>
        </style:tab-stops>
      </style:paragraph-properties>
      <style:text-properties fo:background-color="transparent"/>
    </style:style>
    <style:style style:name="P87" style:family="paragraph" style:parent-style-name="Standard" style:list-style-name="WW8Num29">
      <style:paragraph-properties>
        <style:tab-stops>
          <style:tab-stop style:position="0cm"/>
        </style:tab-stops>
      </style:paragraph-properties>
      <style:text-properties fo:background-color="transparent"/>
    </style:style>
    <style:style style:name="P88" style:family="paragraph" style:parent-style-name="Standard" style:list-style-name="WW8Num20">
      <style:paragraph-properties>
        <style:tab-stops>
          <style:tab-stop style:position="0cm"/>
        </style:tab-stops>
      </style:paragraph-properties>
      <style:text-properties fo:background-color="transparent"/>
    </style:style>
    <style:style style:name="P89" style:family="paragraph" style:parent-style-name="Standard" style:list-style-name="WW8Num47">
      <style:paragraph-properties>
        <style:tab-stops>
          <style:tab-stop style:position="0cm"/>
        </style:tab-stops>
      </style:paragraph-properties>
      <style:text-properties fo:background-color="transparent"/>
    </style:style>
    <style:style style:name="P90" style:family="paragraph" style:parent-style-name="Standard" style:list-style-name="WW8Num19">
      <style:paragraph-properties>
        <style:tab-stops>
          <style:tab-stop style:position="0cm"/>
        </style:tab-stops>
      </style:paragraph-properties>
      <style:text-properties fo:background-color="transparent"/>
    </style:style>
    <style:style style:name="P91" style:family="paragraph" style:parent-style-name="Standard" style:list-style-name="WW8Num13">
      <style:paragraph-properties>
        <style:tab-stops>
          <style:tab-stop style:position="0cm"/>
        </style:tab-stops>
      </style:paragraph-properties>
      <style:text-properties fo:background-color="transparent"/>
    </style:style>
    <style:style style:name="P92" style:family="paragraph" style:parent-style-name="Standard">
      <style:paragraph-properties fo:margin-left="3.191cm" fo:margin-right="0cm" fo:text-indent="0cm" style:auto-text-indent="false"/>
      <style:text-properties fo:font-size="10pt" fo:language="en" fo:country="GB" fo:font-weight="bold" fo:background-color="transparent" style:font-size-asian="10pt" style:font-weight-asian="bold" style:font-size-complex="10pt" style:font-weight-complex="bold"/>
    </style:style>
    <style:style style:name="P93" style:family="paragraph" style:parent-style-name="Standard">
      <style:paragraph-properties fo:margin-left="3.191cm" fo:margin-right="0cm" fo:text-indent="0cm" style:auto-text-indent="false"/>
      <style:text-properties fo:font-size="10pt" fo:background-color="transparent" style:font-size-asian="10pt" style:font-size-complex="10pt"/>
    </style:style>
    <style:style style:name="P94" style:family="paragraph" style:parent-style-name="Standard">
      <style:paragraph-properties fo:margin-left="3.221cm" fo:margin-right="0cm" fo:text-indent="0cm" style:auto-text-indent="false"/>
      <style:text-properties fo:font-size="10pt" fo:language="en" fo:country="GB" fo:font-weight="bold" fo:background-color="transparent" style:font-size-asian="10pt" style:font-weight-asian="bold" style:font-size-complex="10pt" style:font-weight-complex="bold"/>
    </style:style>
    <style:style style:name="P95" style:family="paragraph" style:parent-style-name="Standard" style:master-page-name="Standard">
      <style:paragraph-properties fo:text-align="center" style:justify-single-word="false" style:page-number="auto"/>
      <style:text-properties fo:font-size="18pt" fo:font-weight="bold" fo:background-color="transparent" style:font-size-asian="18pt" style:font-weight-asian="bold" style:font-size-complex="18pt" style:font-weight-complex="bold"/>
    </style:style>
    <style:style style:name="P96"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97" style:family="paragraph" style:parent-style-name="Standard">
      <style:paragraph-properties fo:margin-left="1.108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98"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99"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00"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01"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02"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03"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04" style:family="paragraph" style:parent-style-name="Standard"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05" style:family="paragraph" style:parent-style-name="Standard" style:master-page-name="">
      <style:paragraph-properties fo:margin-left="2.166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06" style:family="paragraph" style:parent-style-name="Standard">
      <style:paragraph-properties fo:margin-left="2.166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07" style:family="paragraph" style:parent-style-name="Standard" style:master-page-name="">
      <style:paragraph-properties fo:margin-left="2.117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08" style:family="paragraph" style:parent-style-name="Standard">
      <style:paragraph-properties fo:margin-left="2.117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09" style:family="paragraph" style:parent-style-name="Standard">
      <style:paragraph-properties fo:margin-left="2.117cm" fo:margin-right="0cm" fo:orphans="0" fo:widows="0" fo:hyphenation-ladder-count="no-limit" fo:text-indent="0cm" style:auto-text-indent="false" style:writing-mode="lr-tb"/>
      <style:text-properties fo:font-size="10pt" fo:background-color="transparent" style:font-size-asian="10pt" style:font-size-complex="10pt" fo:hyphenate="false" fo:hyphenation-remain-char-count="2" fo:hyphenation-push-char-count="2"/>
    </style:style>
    <style:style style:name="P110" style:family="paragraph" style:parent-style-name="Standard" style:master-page-name="">
      <style:paragraph-properties fo:margin-left="2.117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11" style:family="paragraph" style:parent-style-name="Standard" style:master-page-name="">
      <style:paragraph-properties fo:margin-left="2.117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12" style:family="paragraph" style:parent-style-name="Standard" style:master-page-name="">
      <style:paragraph-properties fo:margin-left="2.117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13" style:family="paragraph" style:parent-style-name="Standard" style:master-page-name="">
      <style:paragraph-properties fo:margin-left="2.15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14" style:family="paragraph" style:parent-style-name="Standard" style:master-page-name="">
      <style:paragraph-properties fo:margin-left="2.15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15" style:family="paragraph" style:parent-style-name="Standard">
      <style:paragraph-properties fo:margin-left="2.15cm" fo:margin-right="0cm" fo:orphans="0" fo:widows="0" fo:hyphenation-ladder-count="no-limit" fo:text-indent="0cm" style:auto-text-indent="false" style:writing-mode="lr-tb"/>
      <style:text-properties fo:font-size="10pt" fo:background-color="transparent" style:font-size-asian="10pt" style:font-size-complex="10pt" fo:hyphenate="false" fo:hyphenation-remain-char-count="2" fo:hyphenation-push-char-count="2"/>
    </style:style>
    <style:style style:name="P116" style:family="paragraph" style:parent-style-name="Standard">
      <style:paragraph-properties fo:margin-left="2.15cm" fo:margin-right="0cm" fo:orphans="0" fo:widows="0" fo:hyphenation-ladder-count="no-limit" fo:text-indent="0cm" style:auto-text-indent="false" style:writing-mode="lr-tb"/>
      <style:text-properties fo:font-size="10pt" fo:language="en" fo:country="GB" fo:font-weight="bold" fo:background-color="transparent" style:font-size-asian="10pt" style:font-weight-asian="bold" style:font-size-complex="10pt" style:font-weight-complex="bold" fo:hyphenate="false" fo:hyphenation-remain-char-count="2" fo:hyphenation-push-char-count="2"/>
    </style:style>
    <style:style style:name="P117" style:family="paragraph" style:parent-style-name="Standard">
      <style:paragraph-properties fo:margin-left="2.15cm" fo:margin-right="0cm" fo:orphans="0" fo:widows="0" fo:hyphenation-ladder-count="no-limit" fo:text-indent="0cm" style:auto-text-indent="false" style:writing-mode="lr-tb"/>
      <style:text-properties fo:font-size="10pt" fo:language="en" fo:country="GB" fo:background-color="transparent" style:font-size-asian="10pt" style:font-size-complex="10pt" fo:hyphenate="false" fo:hyphenation-remain-char-count="2" fo:hyphenation-push-char-count="2"/>
    </style:style>
    <style:style style:name="P118" style:family="paragraph" style:parent-style-name="Standard">
      <style:paragraph-properties fo:margin-left="2.15cm" fo:margin-right="0cm" fo:orphans="0" fo:widows="0" fo:hyphenation-ladder-count="no-limit" fo:text-indent="0cm" style:auto-text-indent="false" style:writing-mode="lr-tb"/>
      <style:text-properties fo:font-size="10pt" fo:language="de" fo:country="DE" fo:background-color="transparent" style:font-size-asian="10pt" style:font-size-complex="10pt" fo:hyphenate="false" fo:hyphenation-remain-char-count="2" fo:hyphenation-push-char-count="2"/>
    </style:style>
    <style:style style:name="P119" style:family="paragraph" style:parent-style-name="Standard">
      <style:paragraph-properties fo:margin-left="2.15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20" style:family="paragraph" style:parent-style-name="Standard" style:master-page-name="">
      <style:paragraph-properties fo:margin-left="2.15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21" style:family="paragraph" style:parent-style-name="Standard" style:master-page-name="">
      <style:paragraph-properties fo:margin-left="2.15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22" style:family="paragraph" style:parent-style-name="Standard" style:master-page-name="">
      <style:paragraph-properties fo:margin-left="2.15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23" style:family="paragraph" style:parent-style-name="Standard" style:master-page-name="">
      <style:paragraph-properties fo:margin-left="2.15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24" style:family="paragraph" style:parent-style-name="Standard" style:master-page-name="">
      <style:paragraph-properties fo:margin-left="2.15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25" style:family="paragraph" style:parent-style-name="Standard" style:master-page-name="">
      <style:paragraph-properties fo:margin-left="2.133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26" style:family="paragraph" style:parent-style-name="Standard">
      <style:paragraph-properties fo:margin-left="2.133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27" style:family="paragraph" style:parent-style-name="Standard">
      <style:paragraph-properties fo:margin-left="2.133cm" fo:margin-right="0cm" fo:orphans="0" fo:widows="0" fo:hyphenation-ladder-count="no-limit" fo:text-indent="0cm" style:auto-text-indent="false" style:writing-mode="lr-tb"/>
      <style:text-properties fo:font-size="10pt" fo:background-color="transparent" style:font-size-asian="10pt" style:font-size-complex="10pt" fo:hyphenate="false" fo:hyphenation-remain-char-count="2" fo:hyphenation-push-char-count="2"/>
    </style:style>
    <style:style style:name="P128" style:family="paragraph" style:parent-style-name="Standard">
      <style:paragraph-properties fo:margin-left="2.133cm" fo:margin-right="0cm" fo:orphans="0" fo:widows="0" fo:hyphenation-ladder-count="no-limit" fo:text-indent="0cm" style:auto-text-indent="false" style:writing-mode="lr-tb"/>
      <style:text-properties fo:font-size="10pt" fo:font-weight="bold" fo:background-color="transparent" style:font-size-asian="10pt" style:font-weight-asian="bold" style:font-size-complex="10pt" style:font-weight-complex="bold" fo:hyphenate="false" fo:hyphenation-remain-char-count="2" fo:hyphenation-push-char-count="2"/>
    </style:style>
    <style:style style:name="P129" style:family="paragraph" style:parent-style-name="Standard">
      <style:paragraph-properties fo:margin-left="2.133cm" fo:margin-right="0cm" fo:orphans="0" fo:widows="0" fo:hyphenation-ladder-count="no-limit" fo:text-indent="0cm" style:auto-text-indent="false" style:writing-mode="lr-tb"/>
      <style:text-properties fo:font-size="10pt" fo:language="en" fo:country="GB" fo:font-weight="bold" fo:background-color="transparent" style:font-size-asian="10pt" style:font-weight-asian="bold" style:font-size-complex="10pt" style:font-weight-complex="bold" fo:hyphenate="false" fo:hyphenation-remain-char-count="2" fo:hyphenation-push-char-count="2"/>
    </style:style>
    <style:style style:name="P130" style:family="paragraph" style:parent-style-name="Standard" style:master-page-name="">
      <style:paragraph-properties fo:margin-left="2.133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31" style:family="paragraph" style:parent-style-name="Standard" style:master-page-name="">
      <style:paragraph-properties fo:margin-left="2.133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32" style:family="paragraph" style:parent-style-name="Standard" style:master-page-name="">
      <style:paragraph-properties fo:margin-left="2.133cm" fo:margin-right="0cm" fo:orphans="0" fo:widows="0" fo:hyphenation-ladder-count="no-limit" fo:text-indent="0cm" style:auto-text-indent="false" style:page-number="auto" style:writing-mode="lr-tb"/>
      <style:text-properties fo:font-size="10pt" fo:background-color="transparent" style:font-size-asian="10pt" style:font-size-complex="10pt" fo:hyphenate="false" fo:hyphenation-remain-char-count="2" fo:hyphenation-push-char-count="2"/>
    </style:style>
    <style:style style:name="P133" style:family="paragraph" style:parent-style-name="Standard" style:master-page-name="">
      <style:paragraph-properties fo:margin-left="1.141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34" style:family="paragraph" style:parent-style-name="Standard">
      <style:paragraph-properties fo:margin-left="1.141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35" style:family="paragraph" style:parent-style-name="Standard" style:master-page-name="">
      <style:paragraph-properties fo:margin-left="1.092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36" style:family="paragraph" style:parent-style-name="Standard">
      <style:paragraph-properties fo:margin-left="1.092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37" style:family="paragraph" style:parent-style-name="Standard" style:master-page-name="">
      <style:paragraph-properties fo:margin-left="1.092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38" style:family="paragraph" style:parent-style-name="Standard" style:master-page-name="">
      <style:paragraph-properties fo:margin-left="1.092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39" style:family="paragraph" style:parent-style-name="Standard" style:master-page-name="">
      <style:paragraph-properties fo:margin-left="1.092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40" style:family="paragraph" style:parent-style-name="Standard" style:master-page-name="">
      <style:paragraph-properties fo:margin-left="1.092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41" style:family="paragraph" style:parent-style-name="Listenabsatz" style:list-style-name="WW8Num17"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42" style:family="paragraph" style:parent-style-name="Listenabsatz" style:list-style-name="WW8Num17">
      <style:paragraph-properties fo:margin-left="1.108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43" style:family="paragraph" style:parent-style-name="Listenabsatz" style:list-style-name="WW8Num7">
      <style:paragraph-properties fo:margin-left="1.108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44" style:family="paragraph" style:parent-style-name="Listenabsatz" style:list-style-name="WW8Num7" style:master-page-name="">
      <style:paragraph-properties fo:margin-left="1.108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45" style:family="paragraph" style:parent-style-name="Listenabsatz" style:list-style-name="WW8Num41" style:master-page-name="">
      <style:paragraph-properties fo:margin-left="1.125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46" style:family="paragraph" style:parent-style-name="Listenabsatz" style:list-style-name="WW8Num41">
      <style:paragraph-properties fo:margin-left="1.125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P147" style:family="paragraph" style:parent-style-name="Listenabsatz" style:list-style-name="WW8Num19" style:master-page-name="">
      <style:paragraph-properties fo:margin-left="1.141cm" fo:margin-right="0cm" fo:orphans="0" fo:widows="0" fo:hyphenation-ladder-count="no-limit" fo:text-indent="0cm" style:auto-text-indent="false" style:page-number="auto" style:writing-mode="lr-tb"/>
      <style:text-properties fo:background-color="transparent" fo:hyphenate="false" fo:hyphenation-remain-char-count="2" fo:hyphenation-push-char-count="2"/>
    </style:style>
    <style:style style:name="P148" style:family="paragraph" style:parent-style-name="Listenabsatz" style:list-style-name="WW8Num19">
      <style:paragraph-properties fo:margin-left="1.141cm" fo:margin-right="0cm" fo:orphans="0" fo:widows="0" fo:hyphenation-ladder-count="no-limit" fo:text-indent="0cm" style:auto-text-indent="false" style:writing-mode="lr-tb"/>
      <style:text-properties fo:background-color="transparent"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fo:background-color="transparent"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fo:background-color="transparent" style:font-size-asian="10pt" style:font-style-asian="italic" style:font-size-complex="10pt" style:font-style-complex="italic"/>
    </style:style>
    <style:style style:name="T7" style:family="text">
      <style:text-properties fo:font-size="10pt" fo:font-style="italic" fo:font-weight="bold" fo:background-color="transparent" style:font-size-asian="10pt" style:font-style-asian="italic" style:font-weight-asian="bold" style:font-size-complex="10pt" style:font-style-complex="italic" style:font-weight-complex="bold"/>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font-size="10pt" fo:language="en" fo:country="GB" style:text-underline-style="solid" style:text-underline-width="auto" style:text-underline-color="font-color" style:font-size-asian="10pt" style:font-size-complex="10pt"/>
    </style:style>
    <style:style style:name="T10" style:family="text">
      <style:text-properties fo:font-size="10pt" fo:language="en" fo:country="GB" style:text-underline-style="solid" style:text-underline-width="auto" style:text-underline-color="font-color" fo:background-color="transparent" style:font-size-asian="10pt" style:font-size-complex="10pt"/>
    </style:style>
    <style:style style:name="T11" style:family="text">
      <style:text-properties fo:font-size="10pt" fo:language="en" fo:country="GB"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size="10pt" fo:language="en" fo:country="GB" style:text-underline-style="solid" style:text-underline-width="auto" style:text-underline-color="font-color" fo:font-weight="normal" style:font-size-asian="10pt" style:font-weight-asian="normal" style:font-size-complex="10pt" style:font-weight-complex="normal"/>
    </style:style>
    <style:style style:name="T13" style:family="text">
      <style:text-properties fo:font-size="10pt" fo:language="en" fo:country="GB" style:font-size-asian="10pt" style:font-size-complex="10pt"/>
    </style:style>
    <style:style style:name="T14" style:family="text">
      <style:text-properties fo:font-size="10pt" fo:language="en" fo:country="GB" style:text-underline-style="none" style:font-size-asian="10pt" style:font-size-complex="10pt"/>
    </style:style>
    <style:style style:name="T15" style:family="text">
      <style:text-properties fo:font-size="10pt" fo:language="en" fo:country="GB" style:text-underline-style="none" fo:background-color="transparent" style:font-size-asian="10pt" style:font-size-complex="10pt"/>
    </style:style>
    <style:style style:name="T16" style:family="text">
      <style:text-properties fo:font-size="10pt" fo:language="en" fo:country="GB" style:text-underline-style="none" fo:font-weight="bold" style:font-size-asian="10pt" style:font-weight-asian="bold" style:font-size-complex="10pt" style:font-weight-complex="bold"/>
    </style:style>
    <style:style style:name="T17" style:family="text">
      <style:text-properties fo:font-size="10pt" fo:language="en" fo:country="GB" style:text-underline-style="none" fo:font-weight="normal" style:font-size-asian="10pt" style:font-weight-asian="normal" style:font-size-complex="10pt" style:font-weight-complex="normal"/>
    </style:style>
    <style:style style:name="T18" style:family="text">
      <style:text-properties fo:font-size="10pt" fo:language="en" fo:country="GB" fo:font-weight="normal" style:font-size-asian="10pt" style:font-weight-asian="normal" style:font-size-complex="10pt" style:font-weight-complex="normal"/>
    </style:style>
    <style:style style:name="T19" style:family="text">
      <style:text-properties fo:font-size="10pt" fo:language="en" fo:country="GB" fo:background-color="transparent" style:font-size-asian="10pt" style:font-size-complex="10pt"/>
    </style:style>
    <style:style style:name="T20" style:family="text">
      <style:text-properties fo:font-size="10pt" fo:language="en" fo:country="GB" fo:font-style="italic" style:text-underline-style="none" fo:font-weight="bold" style:font-size-asian="10pt" style:font-style-asian="italic" style:font-weight-asian="bold" style:font-size-complex="10pt" style:font-style-complex="italic" style:font-weight-complex="bold"/>
    </style:style>
    <style:style style:name="T21" style:family="text">
      <style:text-properties fo:font-size="10pt" fo:language="en" fo:country="GB" fo:font-style="italic" style:text-underline-style="none" fo:font-weight="normal" style:font-size-asian="10pt" style:font-style-asian="italic" style:font-weight-asian="normal" style:font-size-complex="10pt" style:font-style-complex="italic" style:font-weight-complex="normal"/>
    </style:style>
    <style:style style:name="T22" style:family="text">
      <style:text-properties fo:font-size="10pt" fo:background-color="transparent" style:font-size-asian="10pt" style:font-size-complex="10pt"/>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pan text:style-name="T23">Guest</text:span></text:p>
      <text:p text:style-name="P5"><text:span text:style-name="T23"/></text:p>
      <text:p text:style-name="P1">Registering account</text:p>
      <text:list xml:id="list1596251924159129086" text:style-name="WW8Num32">
        <text:list-item>
          <text:p text:style-name="P46"><text:span text:style-name="T2">Description: </text:span><text:span text:style-name="T4">A </text:span><text:span text:style-name="T5">Guest</text:span><text:span text:style-name="T4"> wants to register an account as </text:span><text:span text:style-name="T5">User</text:span></text:p>
        </text:list-item>
        <text:list-item>
          <text:p text:style-name="P46"><text:span text:style-name="T2">Prerequisite: </text:span><text:span text:style-name="T4">The Planth Health ™ <text:s/>website's </text:span><text:span text:style-name="T8">home page</text:span><text:span text:style-name="T4"> is open</text:span></text:p>
        </text:list-item>
        <text:list-item>
          <text:p text:style-name="P7">Steps:</text:p>
        </text:list-item>
      </text:list>
      <text:p text:style-name="P96"><text:span text:style-name="T4">1. The </text:span><text:span text:style-name="T5">Guest</text:span><text:span text:style-name="T4"> clicks on the register button and gets redirected to the </text:span><text:span text:style-name="T8">registration page</text:span></text:p>
      <text:p text:style-name="P97"><text:span text:style-name="T4">2. The </text:span><text:span text:style-name="T5">Guest </text:span><text:span text:style-name="T4">is prompted to enter an email, a username and a password</text:span></text:p>
      <text:p text:style-name="P97"><text:span text:style-name="T4">3. After all the required fields are filled, the </text:span><text:span text:style-name="T5">Guest</text:span><text:span text:style-name="T4"> can click on the register button</text:span></text:p>
      <text:list xml:id="list6718014915326190887" text:style-name="WW8Num18">
        <text:list-item>
          <text:p text:style-name="P47"><text:span text:style-name="T2">Postcondition: </text:span><text:span text:style-name="T4">The </text:span><text:span text:style-name="T5">Guest </text:span><text:span text:style-name="T4">is now registered as </text:span><text:span text:style-name="T5">User</text:span></text:p>
        </text:list-item>
        <text:list-item>
          <text:p text:style-name="P8">Alternatives:</text:p>
        </text:list-item>
      </text:list>
      <text:p text:style-name="P131">A)</text:p>
      <text:p text:style-name="P126"><text:span text:style-name="T4">4. The email / username is already being used by another existing account</text:span></text:p>
      <text:p text:style-name="P127">5. An error message is diplayed, stating which field is already being taken</text:p>
      <text:p text:style-name="P127">6. Step 2</text:p>
      <text:p text:style-name="P127"/>
      <text:p text:style-name="P127">B)</text:p>
      <text:p text:style-name="P126"><text:span text:style-name="T4">3. The </text:span><text:span text:style-name="T5">Guest</text:span><text:span text:style-name="T4"> click on the register button without filling all the mandatory fields</text:span></text:p>
      <text:p text:style-name="P127">4. An error message is displayed, stating that all fields must be filled</text:p>
      <text:p text:style-name="P127">5. Step 2</text:p>
      <text:list xml:id="list72633598561545212" text:style-name="WW8Num34">
        <text:list-item>
          <text:p text:style-name="P48"><text:span text:style-name="T2">Classes Involved: </text:span><text:span text:style-name="T5"><text:s/>Guest</text:span></text:p>
        </text:list-item>
      </text:list>
      <text:p text:style-name="P43"/>
      <text:p text:style-name="P43"/>
      <text:p text:style-name="P43"/>
      <text:p text:style-name="P1">Upload picture</text:p>
      <text:list xml:id="list6097926527629731649" text:style-name="WW8Num8">
        <text:list-item>
          <text:p text:style-name="P49"><text:span text:style-name="T2">Description: </text:span><text:span text:style-name="T4">A </text:span><text:span text:style-name="T5">Guest / User / Gardener / Administrator</text:span><text:span text:style-name="T4"> wants to upload a picture of a plant</text:span></text:p>
        </text:list-item>
        <text:list-item>
          <text:p text:style-name="P49"><text:span text:style-name="T2">Prerequisite: </text:span><text:span text:style-name="T4">A </text:span><text:span text:style-name="T5">Guest / User / Gardener / Administrator </text:span><text:span text:style-name="T4">has a device that can scan QR code</text:span></text:p>
        </text:list-item>
        <text:list-item>
          <text:p text:style-name="P9">Steps:</text:p>
        </text:list-item>
      </text:list>
      <text:p text:style-name="P96"><text:span text:style-name="T4">1. The <text:s/></text:span><text:span text:style-name="T5">Guest / User / Gardener / Administrator</text:span><text:span text:style-name="T4"> scan the plant's QR code</text:span></text:p>
      <text:p text:style-name="P97"><text:span text:style-name="T4">2. Once the QR code is scanned, the <text:s/></text:span><text:span text:style-name="T5">Guest / User / Gardener / Administrator</text:span><text:span text:style-name="T4"> gets redirected to the </text:span><text:span text:style-name="T8">plant gallery page</text:span></text:p>
      <text:p text:style-name="P97"><text:span text:style-name="T4">3. Here the <text:s/></text:span><text:span text:style-name="T5">Guest / User / Gardener / Administrator</text:span><text:span text:style-name="T4"> click the upload new picture button</text:span></text:p>
      <text:p text:style-name="P97"><text:span text:style-name="T4">4. The <text:s/></text:span><text:span text:style-name="T5">Guest / User / Gardener / Administrator</text:span><text:span text:style-name="T4"> gets redirected to its own device gallery where the picture to upload can be chosen</text:span></text:p>
      <text:list xml:id="list2677879696361472618" text:style-name="WW8Num16">
        <text:list-item>
          <text:p text:style-name="P50"><text:span text:style-name="T2">Postcondition: </text:span><text:span text:style-name="T4">The picture gets added to a review list where the plant's </text:span><text:span text:style-name="T5">Gardener</text:span><text:span text:style-name="T4"> will have to approve or deny it, before it gets added to the viewable gallery of the plant</text:span></text:p>
        </text:list-item>
        <text:list-item>
          <text:p text:style-name="P10">Alternatives:</text:p>
        </text:list-item>
        <text:list-item>
          <text:p text:style-name="P50"><text:span text:style-name="T2">Classes Involved: </text:span><text:span text:style-name="T5">Guest / User / Gardener / Administrator</text:span></text:p>
        </text:list-item>
      </text:list>
      <text:p text:style-name="P43"/>
      <text:p text:style-name="P43"/>
      <text:p text:style-name="P43"/>
      <text:p text:style-name="P43"/>
      <text:p text:style-name="P3"><text:span text:style-name="T1">User</text:span></text:p>
      <text:p text:style-name="P3"><text:span text:style-name="T1"/></text:p>
      <text:p text:style-name="P1">Log in</text:p>
      <text:list xml:id="list7823968750899596873" text:style-name="WW8Num25">
        <text:list-item>
          <text:p text:style-name="P51"><text:span text:style-name="T2">Description: </text:span><text:span text:style-name="T4">A </text:span><text:span text:style-name="T5">User / Gardener / Administrator</text:span><text:span text:style-name="T4"> logs in their account</text:span></text:p>
        </text:list-item>
        <text:list-item>
          <text:p text:style-name="P51"><text:span text:style-name="T2">Prerequisite: </text:span><text:span text:style-name="T4">A valid account should already being registered, the Planth Health ™ <text:s/>website's </text:span><text:span text:style-name="T8">home page</text:span><text:span text:style-name="T4"> is open</text:span></text:p>
        </text:list-item>
        <text:list-item>
          <text:p text:style-name="P11">Steps:</text:p>
        </text:list-item>
      </text:list>
      <text:p text:style-name="P96"><text:span text:style-name="T4">1. A </text:span><text:span text:style-name="T5">User / Gardener / Administrator</text:span><text:span text:style-name="T4"> enters an email and a password and click the log in button</text:span></text:p>
      <text:list xml:id="list6619130043642435120" text:style-name="WW8Num15">
        <text:list-item>
          <text:p text:style-name="P52"><text:span text:style-name="T2">Postcondition: </text:span><text:span text:style-name="T4">The </text:span><text:span text:style-name="T5">User / Gardener / Administrator</text:span><text:span text:style-name="T4"> gets redirected in its </text:span><text:span text:style-name="T8">dashboard page</text:span></text:p>
        </text:list-item>
        <text:list-item>
          <text:p text:style-name="P12">Alternatives:</text:p>
        </text:list-item>
      </text:list>
      <text:p text:style-name="P113">A)</text:p>
      <text:p text:style-name="P119"><text:span text:style-name="T4">2. If the entered email </text:span><text:span text:style-name="T13">or password is entered wrong, a suitable error message is displayed, stating the error.</text:span></text:p>
      <text:p text:style-name="P115">3. Step 1</text:p>
      <text:list xml:id="list4561541599075858871" text:style-name="WW8Num12">
        <text:list-item>
          <text:p text:style-name="P53"><text:span text:style-name="T2">Classes Involved: </text:span><text:span text:style-name="T5"><text:s/>User / Gardener / Administrator</text:span></text:p>
        </text:list-item>
      </text:list>
      <text:p text:style-name="P43"/>
      <text:p text:style-name="P43"/>
      <text:p text:style-name="P43"><text:soft-page-break/></text:p>
      <text:p text:style-name="P1">Log out</text:p>
      <text:list xml:id="list8914501543849334481" text:style-name="WW8Num21">
        <text:list-item>
          <text:p text:style-name="P54"><text:span text:style-name="T2">Description: </text:span><text:span text:style-name="T4">A </text:span><text:span text:style-name="T5">User / Gardener / Administrator</text:span><text:span text:style-name="T4"> logs out from their account</text:span></text:p>
        </text:list-item>
        <text:list-item>
          <text:p text:style-name="P54"><text:span text:style-name="T2">Prerequisite: <text:s/></text:span><text:span text:style-name="T4">A </text:span><text:span text:style-name="T5">User / Gardener / Administrator </text:span><text:span text:style-name="T4">is already logged in and any Planth Health ™ <text:s/>website's </text:span><text:span text:style-name="T8">page</text:span><text:span text:style-name="T4"> is open</text:span></text:p>
        </text:list-item>
        <text:list-item>
          <text:p text:style-name="P13">Steps:</text:p>
        </text:list-item>
      </text:list>
      <text:list xml:id="list4388044607007642567" text:style-name="WW8Num17">
        <text:list-item>
          <text:list>
            <text:list-header>
              <text:p text:style-name="P141"><text:span text:style-name="T4">1. The </text:span><text:span text:style-name="T5">User / Gardener / Administrator</text:span><text:span text:style-name="T4"> clicks on the log out button</text:span></text:p>
              <text:p text:style-name="P142"><text:span text:style-name="T13">2. A pop-up opens, asking to confirm the log out</text:span></text:p>
            </text:list-header>
          </text:list>
        </text:list-item>
        <text:list-item>
          <text:p text:style-name="P55"><text:span text:style-name="T2">Postcondition: </text:span><text:span text:style-name="T4">The </text:span><text:span text:style-name="T5">User / Gardener / Administrator</text:span><text:span text:style-name="T4"> is now logged out of its account</text:span></text:p>
        </text:list-item>
        <text:list-item>
          <text:p text:style-name="P14">Alternatives:</text:p>
        </text:list-item>
        <text:list-item>
          <text:p text:style-name="P55"><text:span text:style-name="T2">Classes Involved: <text:s/></text:span><text:span text:style-name="T5">User / Gardener / Administrator</text:span></text:p>
        </text:list-item>
      </text:list>
      <text:p text:style-name="P43"/>
      <text:p text:style-name="P43"/>
      <text:p text:style-name="P43"/>
      <text:p text:style-name="P1">Add plant to dashboard</text:p>
      <text:list xml:id="list8995908049330723962" text:style-name="WW8Num4">
        <text:list-item>
          <text:p text:style-name="P56"><text:span text:style-name="T2">Description: </text:span><text:span text:style-name="T4">A <text:s/></text:span><text:span text:style-name="T5">User / Gardener / Administrator </text:span><text:span text:style-name="T4">adds a plant to their dashboard</text:span></text:p>
        </text:list-item>
        <text:list-item>
          <text:p text:style-name="P56"><text:span text:style-name="T2">Prerequisite: </text:span><text:span text:style-name="T4">A </text:span><text:span text:style-name="T5">User / Gardener / Administrator </text:span><text:span text:style-name="T4">is already logged in and the </text:span><text:span text:style-name="T9">plant catalogue</text:span><text:span text:style-name="T8"> page</text:span><text:span text:style-name="T4"> is open</text:span></text:p>
        </text:list-item>
        <text:list-item>
          <text:p text:style-name="P15">Steps:</text:p>
        </text:list-item>
      </text:list>
      <text:p text:style-name="P135"><text:span text:style-name="T4">1. The </text:span><text:span text:style-name="T5">User / Gardener / Administrator </text:span><text:span text:style-name="T4">click on the add button next to the chosen plant</text:span></text:p>
      <text:list xml:id="list5911636930304874771" text:style-name="WW8Num44">
        <text:list-item>
          <text:p text:style-name="P57"><text:span text:style-name="T2">Postcondition: </text:span><text:span text:style-name="T4">The plant is now present in the </text:span><text:span text:style-name="T5">User / Gardener / Administrator </text:span><text:span text:style-name="T4">'s </text:span><text:span text:style-name="T8">dashboard page</text:span><text:span text:style-name="T13"> </text:span><text:span text:style-name="T13">and on the </text:span><text:span text:style-name="T9">plant catalogue page</text:span><text:span text:style-name="T14">, the added plant won't show an add button anymore</text:span></text:p>
        </text:list-item>
        <text:list-item>
          <text:p text:style-name="P16">Alternatives:</text:p>
        </text:list-item>
        <text:list-item>
          <text:p text:style-name="P57"><text:span text:style-name="T2">Classes Involved: </text:span><text:span text:style-name="T5">User / Gardener / Administrator</text:span></text:p>
        </text:list-item>
      </text:list>
      <text:p text:style-name="P43"/>
      <text:p text:style-name="P43"/>
      <text:p text:style-name="P43"/>
      <text:p text:style-name="P1">Remove plant from dashboard</text:p>
      <text:list xml:id="list6871169803454182299" text:style-name="WW8Num22">
        <text:list-item>
          <text:p text:style-name="P58"><text:span text:style-name="T2">Description: </text:span><text:span text:style-name="T4">A <text:s/></text:span><text:span text:style-name="T5">User / Gardener / Administrator </text:span><text:span text:style-name="T4">remove a plant from their dashboard</text:span></text:p>
        </text:list-item>
        <text:list-item>
          <text:p text:style-name="P58"><text:span text:style-name="T2">Prerequisite: </text:span><text:span text:style-name="T4">A </text:span><text:span text:style-name="T5">User / Gardener / Administrator </text:span><text:span text:style-name="T4">is already logged in, the </text:span><text:span text:style-name="T8">dashboard page</text:span><text:span text:style-name="T4"> is open and at least one plant is present in the </text:span><text:span text:style-name="T5">User / Gardener / Administrator </text:span><text:span text:style-name="T4">'s dashboard </text:span></text:p>
        </text:list-item>
        <text:list-item>
          <text:p text:style-name="P17">Steps:</text:p>
        </text:list-item>
      </text:list>
      <text:p text:style-name="P135"><text:span text:style-name="T4">1. The </text:span><text:span text:style-name="T5">User / Gardener / Administrator </text:span><text:span text:style-name="T4">click on the remove button next to the chosen plant</text:span></text:p>
      <text:list xml:id="list41663352" text:continue-list="list5911636930304874771" text:style-name="WW8Num44">
        <text:list-item>
          <text:p text:style-name="P57"><text:span text:style-name="T2">Postcondition: </text:span><text:span text:style-name="T17">The plant is now removed from the </text:span><text:span text:style-name="T21">User / Gardener / Administrator </text:span><text:span text:style-name="T17">'s dashboard and on the </text:span><text:span text:style-name="T12">plant catalogue page</text:span><text:span text:style-name="T17">, the removed plant will now show an add button </text:span></text:p>
        </text:list-item>
        <text:list-item>
          <text:p text:style-name="P57"><text:span text:style-name="T2">Alternatives:</text:span></text:p>
        </text:list-item>
        <text:list-item>
          <text:p text:style-name="P57"><text:span text:style-name="T2">Classes Involved: </text:span><text:span text:style-name="T5">User / Gardener / Administrator</text:span></text:p>
        </text:list-item>
      </text:list>
      <text:list xml:id="list5435418237955827451" text:style-name="WW8Num6">
        <text:list-header>
          <text:p text:style-name="P59"><text:span text:style-name="T7"/></text:p>
        </text:list-header>
      </text:list>
      <text:p text:style-name="P43"/>
      <text:p text:style-name="P43"/>
      <text:p text:style-name="P43"/>
      <text:p text:style-name="P2">Gardener</text:p>
      <text:p text:style-name="P4"/>
      <text:p text:style-name="P1">Set accesspoint transmission intervals</text:p>
      <text:list xml:id="list5377865817321566093" text:style-name="WW8Num48">
        <text:list-item>
          <text:p text:style-name="P60"><text:span text:style-name="T2">Description: </text:span><text:span text:style-name="T4">A </text:span><text:span text:style-name="T5">Gardener / Administrator </text:span><text:span text:style-name="T4">sets the accesspoint transmission intervals of a greenhouse</text:span></text:p>
        </text:list-item>
        <text:list-item>
          <text:p text:style-name="P60"><text:span text:style-name="T2">Prerequisite: </text:span><text:span text:style-name="T4">A </text:span><text:span text:style-name="T5">Gardener / Administrator </text:span><text:span text:style-name="T4">is already logged in and the </text:span><text:span text:style-name="T8">statistic page</text:span><text:span text:style-name="T4"> for a greenhouse (for a </text:span><text:span text:style-name="T5">Gardener</text:span><text:span text:style-name="T4">) or the </text:span><text:span text:style-name="T8">manage greenhouse page</text:span><text:span text:style-name="T4"> (for an Administrator) is open and at least one plant is present</text:span></text:p>
        </text:list-item>
        <text:list-item>
          <text:p text:style-name="P19">Steps:</text:p>
        </text:list-item>
      </text:list>
      <text:p text:style-name="P96"><text:span text:style-name="T4">1. The </text:span><text:span text:style-name="T5">Gardener / Administrator </text:span><text:span text:style-name="T4">click on edit</text:span></text:p>
      <text:p text:style-name="P97"><text:span text:style-name="T4">2. A pop-up opens where the </text:span><text:span text:style-name="T5">Gardener / Administrator </text:span><text:span text:style-name="T4"><text:s/>can edit the intervals </text:span><text:span text:style-name="T5"><text:s/></text:span><text:span text:style-name="T4"><text:s/></text:span></text:p>
      <text:list xml:id="list8690446109941413951" text:style-name="WW8Num46">
        <text:list-item>
          <text:p text:style-name="P61"><text:span text:style-name="T2">Postcondition: </text:span><text:span text:style-name="T4">The intervals are now updated correctly</text:span></text:p>
        </text:list-item>
        <text:list-item>
          <text:p text:style-name="P20">Alternatives:</text:p>
        </text:list-item>
      </text:list>
      <text:p text:style-name="P113">A) </text:p>
      <text:p text:style-name="P119"><text:span text:style-name="T4">3. If the </text:span><text:span text:style-name="T5">Gardener / Administrator </text:span><text:span text:style-name="T4">enters a non recognized value, an error message will be displayed, stating that the entered value is not recognized</text:span></text:p>
      <text:p text:style-name="P115"/>
      <text:p text:style-name="P115">B)</text:p>
      <text:p text:style-name="P119"><text:span text:style-name="T4">3. If the </text:span><text:span text:style-name="T5">Gardener / Administrator </text:span><text:span text:style-name="T4">enters a value that is either too small or too large than some defined limit values, an error message will be displayed, stating that the entered value is too small or too large</text:span></text:p>
      <text:p text:style-name="P115"/>
      <text:p text:style-name="P115"><text:soft-page-break/></text:p>
      <text:p text:style-name="P118">C)</text:p>
      <text:p text:style-name="P119"><text:span text:style-name="T13">3. If the </text:span><text:span text:style-name="T5">Gardener / Administrator</text:span><text:span text:style-name="T4"> </text:span><text:span text:style-name="T13">press the abort button, the values will not be changed and the pop-up will be closed</text:span></text:p>
      <text:list xml:id="list8901491746948657681" text:style-name="WW8Num27">
        <text:list-item>
          <text:p text:style-name="P62"><text:span text:style-name="T2">Classes Involved: </text:span><text:span text:style-name="T5"><text:s/>Gardener / Administrator</text:span></text:p>
        </text:list-item>
      </text:list>
      <text:p text:style-name="P6"/>
      <text:p text:style-name="P6"/>
      <text:p text:style-name="P6"/>
      <text:p text:style-name="P1">Set greenhouse thresholds</text:p>
      <text:list xml:id="list5395886556866549434" text:style-name="WW8Num36">
        <text:list-item>
          <text:p text:style-name="P63"><text:span text:style-name="T2">Description: </text:span><text:span text:style-name="T4">A </text:span><text:span text:style-name="T5">Gardener / Administrator </text:span><text:span text:style-name="T4">sets the sensor's thresholds of a greenhouse</text:span></text:p>
        </text:list-item>
        <text:list-item>
          <text:p text:style-name="P63"><text:span text:style-name="T2">Prerequisite: </text:span><text:span text:style-name="T4">A </text:span><text:span text:style-name="T5">Gardener / Administrator </text:span><text:span text:style-name="T4">is already logged in and the </text:span><text:span text:style-name="T8">statistic page</text:span><text:span text:style-name="T4"> for a greenhouse (for a </text:span><text:span text:style-name="T5">Gardener</text:span><text:span text:style-name="T4">) or the </text:span><text:span text:style-name="T8">manage greenhouses page</text:span><text:span text:style-name="T4"> (for an Administrator) is open and at least one greenhouse is present</text:span></text:p>
        </text:list-item>
        <text:list-item>
          <text:p text:style-name="P21">Steps:</text:p>
        </text:list-item>
      </text:list>
      <text:p text:style-name="P96"><text:span text:style-name="T4">1. The </text:span><text:span text:style-name="T5">Gardener / Administrator </text:span><text:span text:style-name="T4">click on edit</text:span></text:p>
      <text:p text:style-name="P97"><text:span text:style-name="T4">2. A pop-up opens where the </text:span><text:span text:style-name="T5">Gardener / Administrator </text:span><text:span text:style-name="T4"><text:s/>can edit the thresholds</text:span></text:p>
      <text:list xml:id="list998350577241304085" text:style-name="WW8Num45">
        <text:list-item>
          <text:p text:style-name="P64"><text:span text:style-name="T2">Postcondition: </text:span><text:span text:style-name="T4">The sensor's threshold are now updated correctly</text:span></text:p>
        </text:list-item>
        <text:list-item>
          <text:p text:style-name="P22">Alternatives:</text:p>
        </text:list-item>
      </text:list>
      <text:p text:style-name="P113">A) </text:p>
      <text:p text:style-name="P119"><text:span text:style-name="T4">3. If the </text:span><text:span text:style-name="T5">Gardener / Administrator </text:span><text:span text:style-name="T4">enters a non recognized value, an error message will be displayed, stating that the entered value is not recognized</text:span></text:p>
      <text:p text:style-name="P115"/>
      <text:p text:style-name="P115">B)</text:p>
      <text:p text:style-name="P119"><text:span text:style-name="T4">3. If the </text:span><text:span text:style-name="T5">Gardener / Administrator </text:span><text:span text:style-name="T4">enters a value that is either too small or too large than some defined limit values, an error message will be displayed, stating that the entered value is too small or too large</text:span></text:p>
      <text:p text:style-name="P115"/>
      <text:p text:style-name="P117">C)</text:p>
      <text:p text:style-name="P119"><text:span text:style-name="T13">3. If the </text:span><text:span text:style-name="T5">Gardener / Administrator</text:span><text:span text:style-name="T4"> </text:span><text:span text:style-name="T13">presses the abort button, the values will not be changed and the pop-up will be closed.</text:span></text:p>
      <text:list xml:id="list7015180581496260407" text:style-name="WW8Num11">
        <text:list-item>
          <text:p text:style-name="P65"><text:span text:style-name="T2">Classes Involved: </text:span><text:span text:style-name="T5"><text:s/>Gardener / Administrator</text:span></text:p>
        </text:list-item>
      </text:list>
      <text:p text:style-name="P43"/>
      <text:p text:style-name="P43"/>
      <text:p text:style-name="P43"/>
      <text:p text:style-name="P1">Approve / Deny uploaded picture in plant's gallery</text:p>
      <text:list xml:id="list4647620719535505578" text:style-name="WW8Num14">
        <text:list-item>
          <text:p text:style-name="P66"><text:span text:style-name="T2">Description: </text:span><text:span text:style-name="T4"><text:s/>A </text:span><text:span text:style-name="T5">Gardener / Administrator</text:span><text:span text:style-name="T4"> approv</text:span><text:span text:style-name="T13">es</text:span><text:span text:style-name="T4"> or den</text:span><text:span text:style-name="T13">ies</text:span><text:span text:style-name="T4"> an uploaded picture of a plant </text:span></text:p>
        </text:list-item>
        <text:list-item>
          <text:p text:style-name="P66"><text:span text:style-name="T2">Prerequisite: </text:span><text:span text:style-name="T4">A </text:span><text:span text:style-name="T5">Gardener / Administrator </text:span><text:span text:style-name="T4">is already logged in, the </text:span><text:span text:style-name="T8">greenhouse monitoring page</text:span><text:span text:style-name="T4"> is open</text:span><text:span text:style-name="T13">,</text:span><text:span text:style-name="T4"> at least one greenhouse is present in the </text:span><text:span text:style-name="T5">Gardener / Administrator </text:span><text:span text:style-name="T4">'s greenhouse monitoring</text:span><text:span text:style-name="T13"> </text:span><text:span text:style-name="T13">and new pictures </text:span><text:span text:style-name="T18">are waiting for approval</text:span></text:p>
        </text:list-item>
        <text:list-item>
          <text:p text:style-name="P23">Steps:</text:p>
        </text:list-item>
      </text:list>
      <text:p text:style-name="P135"><text:span text:style-name="T4">1. The </text:span><text:span text:style-name="T5">Gardener / Administrator </text:span><text:span text:style-name="T4">click on a greenhouse that has at least one picture waiting for approval (it is showed on the appropriate column)</text:span></text:p>
      <text:p text:style-name="P136"><text:span text:style-name="T4">2. The </text:span><text:span text:style-name="T5">Gardener / Administrator </text:span><text:span text:style-name="T4">gets redirected to the greenhouse </text:span><text:span text:style-name="T8">statistics page</text:span><text:span text:style-name="T4">, where it's possible to click on the plant's gallery</text:span></text:p>
      <text:p text:style-name="P136"><text:span text:style-name="T4">3. By clicking on the plant's gallery, the </text:span><text:span text:style-name="T5">Gardener / Administrator </text:span><text:span text:style-name="T4">gets redirected to the </text:span><text:span text:style-name="T8">plant's gallery page</text:span><text:span text:style-name="T4">, where it's possible to approve or deny the pictures waiting for approval</text:span></text:p>
      <text:list xml:id="list6666136404891346256" text:style-name="WW8Num9">
        <text:list-item>
          <text:p text:style-name="P67"><text:span text:style-name="T2">Postcondition: </text:span><text:span text:style-name="T4">All the approved pictures are now part of the plant's gallery, while the denied ones are deleted</text:span></text:p>
        </text:list-item>
        <text:list-item>
          <text:p text:style-name="P24">Alternatives:</text:p>
        </text:list-item>
        <text:list-item>
          <text:p text:style-name="P67"><text:span text:style-name="T2">Classes Involved: </text:span><text:span text:style-name="T5"><text:s/>Gardener / Administrator</text:span></text:p>
        </text:list-item>
      </text:list>
      <text:p text:style-name="P43"/>
      <text:p text:style-name="P43"/>
      <text:p text:style-name="P43"/>
      <text:p text:style-name="P43"/>
      <text:p text:style-name="P3"><text:span text:style-name="T1">Administrator</text:span></text:p>
      <text:p text:style-name="P3"><text:span text:style-name="T1"/></text:p>
      <text:p text:style-name="P1">Add greenhouse</text:p>
      <text:list xml:id="list8084798680577989369" text:style-name="WW8Num24">
        <text:list-item>
          <text:p text:style-name="P68"><text:span text:style-name="T2">Description: </text:span><text:span text:style-name="T4">An </text:span><text:span text:style-name="T5">Administrator </text:span><text:span text:style-name="T4">adds a new greenhouse </text:span></text:p>
        </text:list-item>
        <text:list-item>
          <text:p text:style-name="P68"><text:span text:style-name="T2">Prerequisite: </text:span><text:span text:style-name="T4">An </text:span><text:span text:style-name="T5">Administrator </text:span><text:span text:style-name="T4">is already logged in and the </text:span><text:span text:style-name="T8">manage greenhouses page</text:span><text:span text:style-name="T4"> is open</text:span></text:p>
        </text:list-item>
        <text:list-item>
          <text:p text:style-name="P25">Steps:</text:p>
        </text:list-item>
      </text:list>
      <text:p text:style-name="P96"><text:span text:style-name="T4">1. The <text:s/></text:span><text:span text:style-name="T5">Administrator </text:span><text:span text:style-name="T4">clicks on the add greenhouse button</text:span></text:p>
      <text:p text:style-name="P97"><text:span text:style-name="T4">2. A pop-up opens where the </text:span><text:span text:style-name="T5">Administrator </text:span><text:span text:style-name="T4">must enter a UUID and an existing accesspoint, before clicking on </text:span><text:soft-page-break/><text:span text:style-name="T4">save</text:span></text:p>
      <text:list xml:id="list8656437325109015875" text:style-name="WW8Num33">
        <text:list-item>
          <text:p text:style-name="P69"><text:span text:style-name="T2">Postcondition: </text:span><text:span text:style-name="T4">The new greenhouse is created and associated with an accesspoint</text:span></text:p>
        </text:list-item>
        <text:list-item>
          <text:p text:style-name="P26">Alternatives:</text:p>
        </text:list-item>
      </text:list>
      <text:p text:style-name="P131">A) </text:p>
      <text:p text:style-name="P127">3. If the UUID entered is already in used by another greenhouse, an error message will be displayed, stating that the entered UUID is already taken</text:p>
      <text:p text:style-name="P127">4. Step 2</text:p>
      <text:p text:style-name="P127"/>
      <text:p text:style-name="P127">B)</text:p>
      <text:p text:style-name="P127">3. If the UUID entered is not in the correct format, an error message will be displayed, stating that the entered UUID is not in the correct format</text:p>
      <text:p text:style-name="P127">4. Step 2</text:p>
      <text:p text:style-name="P127"/>
      <text:p text:style-name="P127">C)</text:p>
      <text:p text:style-name="P126"><text:span text:style-name="T4">3. If the accesspoint enterted it doesn't exist, an error message will be displayed, stating that the entered accespoint doesn't exist</text:span></text:p>
      <text:p text:style-name="P127">4. Step 2</text:p>
      <text:p text:style-name="P128"/>
      <text:p text:style-name="P126"><text:span text:style-name="T13">D)</text:span></text:p>
      <text:p text:style-name="P126"><text:span text:style-name="T13">3. If the </text:span><text:span text:style-name="T5">Administrator</text:span><text:span text:style-name="T4"> </text:span><text:span text:style-name="T13">presses the abort button the pop-up will close</text:span></text:p>
      <text:p text:style-name="P129"/>
      <text:list xml:id="list6782051810600614550" text:style-name="WW8Num43">
        <text:list-item>
          <text:p text:style-name="P70"><text:span text:style-name="T2">Classes Involved: </text:span><text:span text:style-name="T5">Administrator</text:span></text:p>
        </text:list-item>
      </text:list>
      <text:p text:style-name="P43"/>
      <text:p text:style-name="P43"/>
      <text:p text:style-name="P43"/>
      <text:p text:style-name="P45"><text:span text:style-name="T1">Assign </text:span><text:span text:style-name="T24">Gardener </text:span><text:span text:style-name="T1">to greenhouse</text:span></text:p>
      <text:list xml:id="list2271103508741468621" text:style-name="WW8Num39">
        <text:list-item>
          <text:p text:style-name="P71"><text:span text:style-name="T2">Description: </text:span><text:span text:style-name="T4">An </text:span><text:span text:style-name="T5">Administrator </text:span><text:span text:style-name="T4">adds a </text:span><text:span text:style-name="T5">Gardener </text:span><text:span text:style-name="T4">to a greenhouse</text:span></text:p>
        </text:list-item>
        <text:list-item>
          <text:p text:style-name="P71"><text:span text:style-name="T2">Prerequisite: </text:span><text:span text:style-name="T4">An </text:span><text:span text:style-name="T5">Administrator </text:span><text:span text:style-name="T4">is already logged in, the </text:span><text:span text:style-name="T8">manage greenhouses page</text:span><text:span text:style-name="T4"> is open and at least one greenhouse is present</text:span></text:p>
        </text:list-item>
        <text:list-item>
          <text:p text:style-name="P27">Steps:</text:p>
        </text:list-item>
      </text:list>
      <text:p text:style-name="P96"><text:span text:style-name="T4">1. The </text:span><text:span text:style-name="T5">Administrator </text:span><text:span text:style-name="T4">clicks on the chosen <text:s/>greenhouse</text:span></text:p>
      <text:p text:style-name="P97"><text:span text:style-name="T4">2. A pop-up opens where the </text:span><text:span text:style-name="T5">Administrator </text:span><text:span text:style-name="T4">can enter a </text:span><text:span text:style-name="T5">Gardener</text:span><text:span text:style-name="T4"> for the specified <text:s/>greenhouse</text:span></text:p>
      <text:list xml:id="list488653744324159093" text:style-name="WW8Num2">
        <text:list-item>
          <text:p text:style-name="P72"><text:span text:style-name="T2">Postcondition: </text:span><text:span text:style-name="T4">The greenhouse is now assigned to the </text:span><text:span text:style-name="T5">Gardener </text:span><text:span text:style-name="T4">of choice</text:span></text:p>
        </text:list-item>
        <text:list-item>
          <text:p text:style-name="P28">Alternatives:</text:p>
        </text:list-item>
      </text:list>
      <text:p text:style-name="P113">A) </text:p>
      <text:p text:style-name="P119"><text:span text:style-name="T4">3. If the specified </text:span><text:span text:style-name="T5">Gardener </text:span><text:span text:style-name="T4">doesn't exist, an error message will be displayed, stating that the chosen </text:span><text:span text:style-name="T5">Gardener </text:span><text:span text:style-name="T4">doesn't exist</text:span></text:p>
      <text:p text:style-name="P119"><text:span text:style-name="T4">4. Step 2</text:span></text:p>
      <text:p text:style-name="P115"/>
      <text:p text:style-name="P119"><text:span text:style-name="T13">B)</text:span></text:p>
      <text:p text:style-name="P119"><text:span text:style-name="T13">3. If the </text:span><text:span text:style-name="T5">Administrator</text:span><text:span text:style-name="T4"> </text:span><text:span text:style-name="T13">presses the abort button the pop-up will close</text:span></text:p>
      <text:p text:style-name="P116"/>
      <text:list xml:id="list5550611673303401317" text:style-name="WW8Num5">
        <text:list-item>
          <text:p text:style-name="P73"><text:span text:style-name="T2">Classes Involved: </text:span><text:span text:style-name="T5">Administrator</text:span></text:p>
        </text:list-item>
      </text:list>
      <text:p text:style-name="P43"/>
      <text:p text:style-name="P43"/>
      <text:p text:style-name="P43"/>
      <text:p text:style-name="P1">Delete greenhouse</text:p>
      <text:list xml:id="list6216965678689092627" text:style-name="WW8Num1">
        <text:list-item>
          <text:p text:style-name="P74"><text:span text:style-name="T2">Description: </text:span><text:span text:style-name="T4">An </text:span><text:span text:style-name="T5">Administrator</text:span><text:span text:style-name="T4"> deletes a greenhouse</text:span></text:p>
        </text:list-item>
        <text:list-item>
          <text:p text:style-name="P74"><text:span text:style-name="T2">Prerequisite: </text:span><text:span text:style-name="T4">An </text:span><text:span text:style-name="T5">Administrator </text:span><text:span text:style-name="T4">is already logged in, the </text:span><text:span text:style-name="T8">manage greenhouses page</text:span><text:span text:style-name="T4"> is open and at least one greenhouse is present</text:span></text:p>
        </text:list-item>
        <text:list-item>
          <text:p text:style-name="P29">Steps:</text:p>
        </text:list-item>
      </text:list>
      <text:list xml:id="list5709202995540578121" text:style-name="WW8Num7">
        <text:list-item>
          <text:list>
            <text:list-header>
              <text:p text:style-name="P144"><text:span text:style-name="T4">1. The </text:span><text:span text:style-name="T5">Administrator </text:span><text:span text:style-name="T4">clicks on the delete button of the chosen greenhouse</text:span></text:p>
              <text:p text:style-name="P143"><text:span text:style-name="T13">2. A pop-up opens, asking for confirmation</text:span></text:p>
            </text:list-header>
          </text:list>
        </text:list-item>
        <text:list-item>
          <text:p text:style-name="P75"><text:span text:style-name="T2">Postcondition: </text:span><text:span text:style-name="T4">The greenhouse is now deleted </text:span></text:p>
        </text:list-item>
        <text:list-item>
          <text:p text:style-name="P30">Alternatives:</text:p>
        </text:list-item>
        <text:list-item>
          <text:p text:style-name="P75"><text:span text:style-name="T2">Classes Involved: </text:span><text:span text:style-name="T5">Administrator</text:span></text:p>
        </text:list-item>
      </text:list>
      <text:p text:style-name="P43"/>
      <text:p text:style-name="P6"/>
      <text:p text:style-name="P6"/>
      <text:p text:style-name="P1">Create accesspoint</text:p>
      <text:list xml:id="list4933904428336529734" text:style-name="WW8Num49">
        <text:list-item>
          <text:p text:style-name="P76"><text:span text:style-name="T2">Description: </text:span><text:span text:style-name="T4">An </text:span><text:span text:style-name="T5">Administrator</text:span><text:span text:style-name="T4"> creates an accesspoint</text:span></text:p>
        </text:list-item>
        <text:list-item>
          <text:p text:style-name="P76"><text:soft-page-break/><text:span text:style-name="T2">Prerequisite: </text:span><text:span text:style-name="T4">An </text:span><text:span text:style-name="T5">Administrator </text:span><text:span text:style-name="T4">is already logged in and the </text:span><text:span text:style-name="T8">manage accesspoint page</text:span><text:span text:style-name="T4"> is open </text:span></text:p>
        </text:list-item>
        <text:list-item>
          <text:p text:style-name="P31">Steps:</text:p>
        </text:list-item>
      </text:list>
      <text:p text:style-name="P96"><text:span text:style-name="T4">1. The <text:s/></text:span><text:span text:style-name="T5">Administrator </text:span><text:span text:style-name="T4">clicks on the add accesspoint button</text:span></text:p>
      <text:p text:style-name="P97"><text:span text:style-name="T4">2. A pop-up opens where the </text:span><text:span text:style-name="T5">Administrator </text:span><text:span text:style-name="T4">must enter a UID (and optionally a location), before clicking on save</text:span></text:p>
      <text:list xml:id="list3309627195727402425" text:style-name="WW8Num23">
        <text:list-item>
          <text:p text:style-name="P77"><text:span text:style-name="T2">Postcondition: </text:span><text:span text:style-name="T4">The accesspoint is now created</text:span></text:p>
        </text:list-item>
        <text:list-item>
          <text:p text:style-name="P32">Alternatives:</text:p>
        </text:list-item>
      </text:list>
      <text:p text:style-name="P113">A) </text:p>
      <text:p text:style-name="P115">3. If the UID entered is already in used by another accesspoint, an error message will be displayed, stating that the entered UID is already taken</text:p>
      <text:p text:style-name="P115">4. Step 2</text:p>
      <text:p text:style-name="P115"/>
      <text:p text:style-name="P115">B)</text:p>
      <text:p text:style-name="P119"><text:span text:style-name="T4">3. If the UID entered is not in the correct format, an error message will be displayed, stating that the entered UID is not in the correct format</text:span></text:p>
      <text:p text:style-name="P115">4. Step 2</text:p>
      <text:p text:style-name="P115"/>
      <text:p text:style-name="P119"><text:span text:style-name="T13">C)</text:span></text:p>
      <text:p text:style-name="P125"><text:span text:style-name="T13">3. If the </text:span><text:span text:style-name="T5">Administrator</text:span><text:span text:style-name="T4"> </text:span><text:span text:style-name="T13">presses the abort button the pop-up will close</text:span></text:p>
      <text:list xml:id="list253845744842453924" text:style-name="WW8Num3">
        <text:list-item>
          <text:p text:style-name="P78"><text:span text:style-name="T2">Classes Involved: </text:span><text:span text:style-name="T5">Administrator</text:span></text:p>
        </text:list-item>
      </text:list>
      <text:p text:style-name="P43"/>
      <text:p text:style-name="P43"/>
      <text:p text:style-name="P44"/>
      <text:p text:style-name="P1">Edit accesspoint</text:p>
      <text:list xml:id="list3472865733006914755" text:style-name="WW8Num31">
        <text:list-item>
          <text:p text:style-name="P79"><text:span text:style-name="T2">Description: </text:span><text:span text:style-name="T4">An </text:span><text:span text:style-name="T5">Administrator</text:span><text:span text:style-name="T4"> edits an accesspoint</text:span></text:p>
        </text:list-item>
        <text:list-item>
          <text:p text:style-name="P79"><text:span text:style-name="T2">Prerequisite: </text:span><text:span text:style-name="T4">An </text:span><text:span text:style-name="T5">Administrator </text:span><text:span text:style-name="T4">is already logged in, the </text:span><text:span text:style-name="T8">manage accesspoint page</text:span><text:span text:style-name="T4"> is open and at least one accesspoint is present</text:span></text:p>
        </text:list-item>
        <text:list-item>
          <text:p text:style-name="P33">Steps:</text:p>
        </text:list-item>
      </text:list>
      <text:p text:style-name="P135"><text:span text:style-name="T4">1. The <text:s/></text:span><text:span text:style-name="T5">Administrator </text:span><text:span text:style-name="T4">clicks on the edit accesspoint button next to desired accesspoint</text:span></text:p>
      <text:p text:style-name="P136"><text:span text:style-name="T4">2. A pop-up opens where the </text:span><text:span text:style-name="T5">Administrator </text:span><text:span text:style-name="T4">can edit the accesspoint details before clicking on save</text:span></text:p>
      <text:list xml:id="list4998241292508348018" text:style-name="WW8Num37">
        <text:list-item>
          <text:p text:style-name="P80"><text:span text:style-name="T2">Postcondition: </text:span><text:span text:style-name="T4">The new accesspoint details are now saved </text:span></text:p>
        </text:list-item>
        <text:list-item>
          <text:p text:style-name="P34">Alternatives:</text:p>
        </text:list-item>
      </text:list>
      <text:p text:style-name="P125"><text:span text:style-name="T13">A)</text:span></text:p>
      <text:p text:style-name="P126"><text:span text:style-name="T13">3. If the </text:span><text:span text:style-name="T5">Administrator</text:span><text:span text:style-name="T4"> </text:span><text:span text:style-name="T13">presses the abort button, the values will not be changed and the pop-up will be closed</text:span></text:p>
      <text:list xml:id="list41654240" text:continue-numbering="true" text:style-name="WW8Num37">
        <text:list-item>
          <text:p text:style-name="P80"><text:span text:style-name="T2">Classes Involved: </text:span><text:span text:style-name="T5">Administrator</text:span></text:p>
        </text:list-item>
      </text:list>
      <text:p text:style-name="P43"/>
      <text:p text:style-name="P43"/>
      <text:p text:style-name="P44"/>
      <text:p text:style-name="P1">Delete accesspoint</text:p>
      <text:list xml:id="list2498295308151008247" text:style-name="WW8Num40">
        <text:list-item>
          <text:p text:style-name="P81"><text:span text:style-name="T2">Description: </text:span><text:span text:style-name="T4">An </text:span><text:span text:style-name="T5">Administrator</text:span><text:span text:style-name="T4"> deletes an accesspoint</text:span></text:p>
        </text:list-item>
        <text:list-item>
          <text:p text:style-name="P81"><text:span text:style-name="T2">Prerequisite: </text:span><text:span text:style-name="T4">An </text:span><text:span text:style-name="T5">Administrator </text:span><text:span text:style-name="T4">is already logged in, the </text:span><text:span text:style-name="T8">manage accesspoint page</text:span><text:span text:style-name="T4"> is open and at least one accesspoint is present</text:span></text:p>
        </text:list-item>
        <text:list-item>
          <text:p text:style-name="P35">Steps:</text:p>
        </text:list-item>
      </text:list>
      <text:list xml:id="list8366557400814403945" text:style-name="WW8Num41">
        <text:list-item>
          <text:list>
            <text:list-header>
              <text:p text:style-name="P145"><text:span text:style-name="T4">1. The <text:s/></text:span><text:span text:style-name="T5">Administrator </text:span><text:span text:style-name="T4">clicks on the delete accesspoint button next to desired accesspoint</text:span></text:p>
              <text:p text:style-name="P146"><text:span text:style-name="T13">2. A pop-up opens, asking for confirmation</text:span></text:p>
            </text:list-header>
          </text:list>
        </text:list-item>
        <text:list-item>
          <text:p text:style-name="P82"><text:span text:style-name="T2">Postcondition: </text:span><text:span text:style-name="T4">The accesspoint is now deleted</text:span></text:p>
        </text:list-item>
        <text:list-item>
          <text:p text:style-name="P36">Alternatives:</text:p>
        </text:list-item>
        <text:list-item>
          <text:p text:style-name="P82"><text:span text:style-name="T2">Classes Involved: </text:span><text:span text:style-name="T5">Administrator</text:span></text:p>
        </text:list-item>
      </text:list>
      <text:p text:style-name="P43"/>
      <text:p text:style-name="P43"/>
      <text:p text:style-name="P43"/>
      <text:p text:style-name="P1">Add User</text:p>
      <text:list xml:id="list8816989474809998756" text:style-name="WW8Num38">
        <text:list-item>
          <text:p text:style-name="P83"><text:span text:style-name="T2">Description: </text:span><text:span text:style-name="T4">An </text:span><text:span text:style-name="T5">Administrator</text:span><text:span text:style-name="T4"> adds a </text:span><text:span text:style-name="T5">User / Gardener / Administrator</text:span></text:p>
        </text:list-item>
        <text:list-item>
          <text:p text:style-name="P83"><text:span text:style-name="T2">Prerequisite: </text:span><text:span text:style-name="T4">An </text:span><text:span text:style-name="T5">Administrator </text:span><text:span text:style-name="T4">is already logged in and the </text:span><text:span text:style-name="T8">manage users page</text:span><text:span text:style-name="T4"> is open </text:span></text:p>
        </text:list-item>
        <text:list-item>
          <text:p text:style-name="P37">Steps:</text:p>
        </text:list-item>
      </text:list>
      <text:p text:style-name="P135"><text:span text:style-name="T4">1. The <text:s/></text:span><text:span text:style-name="T5">Administrator </text:span><text:span text:style-name="T4">clicks on the add user button</text:span></text:p>
      <text:p text:style-name="P136"><text:span text:style-name="T4">2. A pop-up opens where the </text:span><text:span text:style-name="T5">Administrator </text:span><text:span text:style-name="T4">must enter an email, a username and a password (and optionally a first name, last name, if the </text:span><text:span text:style-name="T5">User </text:span><text:span text:style-name="T4"><text:s/>has </text:span><text:span text:style-name="T5">Gardener </text:span><text:span text:style-name="T4">role,etc.), before clicking on save </text:span></text:p>
      <text:list xml:id="list7560226180341277051" text:style-name="WW8Num26">
        <text:list-item>
          <text:p text:style-name="P84"><text:span text:style-name="T2">Postcondition: </text:span><text:span text:style-name="T4">The </text:span><text:span text:style-name="T5">User </text:span><text:span text:style-name="T4">is now registered and can log in into the account with the specified details</text:span></text:p>
        </text:list-item>
        <text:list-item>
          <text:p text:style-name="P38">Alternatives:</text:p>
        </text:list-item>
      </text:list>
      <text:p text:style-name="P107">A)</text:p>
      <text:p text:style-name="P109"><text:soft-page-break/>3. The email / username is already being used by another existing account</text:p>
      <text:p text:style-name="P109">4. An error message is diplayed, stating which field is already being taken</text:p>
      <text:p text:style-name="P108"><text:span text:style-name="T4">5. Step 2</text:span></text:p>
      <text:p text:style-name="P109"/>
      <text:p text:style-name="P109">B)</text:p>
      <text:p text:style-name="P108"><text:span text:style-name="T4">3. The </text:span><text:span text:style-name="T5">Administrator</text:span><text:span text:style-name="T4"> click on the register button without filling all the mandatory fields</text:span></text:p>
      <text:p text:style-name="P109">4. An error message is displayed, stating that all fields must be filled</text:p>
      <text:p text:style-name="P109">5. Step 2</text:p>
      <text:p text:style-name="P109"/>
      <text:p text:style-name="P110"><text:span text:style-name="T13">C)</text:span></text:p>
      <text:p text:style-name="P110"><text:span text:style-name="T13">3. If the </text:span><text:span text:style-name="T5">Administrator</text:span><text:span text:style-name="T4"> </text:span><text:span text:style-name="T13">presses the abort button the pop-up will close</text:span></text:p>
      <text:p text:style-name="P92"/>
      <text:list xml:id="list4703541840747657183" text:style-name="WW8Num42">
        <text:list-item>
          <text:p text:style-name="P85"><text:span text:style-name="T2">Classes Involved: </text:span><text:span text:style-name="T5">Administrator</text:span></text:p>
        </text:list-item>
      </text:list>
      <text:p text:style-name="P43"/>
      <text:p text:style-name="P43"/>
      <text:p text:style-name="P43"/>
      <text:p text:style-name="P1">Edit User</text:p>
      <text:list xml:id="list2151274069846067741" text:style-name="WW8Num30">
        <text:list-item>
          <text:p text:style-name="P86"><text:span text:style-name="T2">Description: </text:span><text:span text:style-name="T4">An </text:span><text:span text:style-name="T5">Administrator</text:span><text:span text:style-name="T4"> edits a </text:span><text:span text:style-name="T5">User / Gardener</text:span></text:p>
        </text:list-item>
        <text:list-item>
          <text:p text:style-name="P86"><text:span text:style-name="T2">Prerequisite: </text:span><text:span text:style-name="T4">An </text:span><text:span text:style-name="T5">Administrator </text:span><text:span text:style-name="T4">is already logged in, the </text:span><text:span text:style-name="T8">manage users page</text:span><text:span text:style-name="T4"> is open and at least one user (apart from the </text:span><text:span text:style-name="T5">Administrator </text:span><text:span text:style-name="T4">itself) is present</text:span></text:p>
        </text:list-item>
        <text:list-item>
          <text:p text:style-name="P39">Steps:</text:p>
        </text:list-item>
      </text:list>
      <text:p text:style-name="P133"><text:span text:style-name="T4">1. The <text:s/></text:span><text:span text:style-name="T5">Administrator </text:span><text:span text:style-name="T4">clicks on the edit user button, next to the desired </text:span><text:span text:style-name="T5">User</text:span></text:p>
      <text:p text:style-name="P134"><text:span text:style-name="T4">2. A pop-up opens where the </text:span><text:span text:style-name="T5">Administrator </text:span><text:span text:style-name="T4">can edit all the details about the specified </text:span><text:span text:style-name="T5">User</text:span><text:span text:style-name="T4">, before pressing save</text:span></text:p>
      <text:list xml:id="list1846543954244042454" text:style-name="WW8Num29">
        <text:list-item>
          <text:p text:style-name="P87"><text:span text:style-name="T2">Postcondition: </text:span><text:span text:style-name="T4">The new </text:span><text:span text:style-name="T5">User</text:span><text:span text:style-name="T4"> details are now saved</text:span></text:p>
        </text:list-item>
        <text:list-item>
          <text:p text:style-name="P40">Alternatives:</text:p>
        </text:list-item>
      </text:list>
      <text:p text:style-name="P107">A)</text:p>
      <text:p text:style-name="P108"><text:span text:style-name="T4">3. The email / username is already being used by another existing account</text:span></text:p>
      <text:p text:style-name="P109">4. An error message is diplayed, stating which field is already being taken</text:p>
      <text:p text:style-name="P109">5. Step 2</text:p>
      <text:p text:style-name="P109"/>
      <text:p text:style-name="P109">B)</text:p>
      <text:p text:style-name="P108"><text:span text:style-name="T4">3. The </text:span><text:span text:style-name="T5">Administrator</text:span><text:span text:style-name="T4"> click on the register button without filling all mandatory the fields</text:span></text:p>
      <text:p text:style-name="P109">4. An error message is displayed, stating that all fields must be filled</text:p>
      <text:p text:style-name="P109">5. Step 2</text:p>
      <text:p text:style-name="P93"/>
      <text:p text:style-name="P113">C)</text:p>
      <text:p text:style-name="P114"><text:span text:style-name="T13">3</text:span><text:span text:style-name="T4">. If the </text:span><text:span text:style-name="T5">Administrator </text:span><text:span text:style-name="T4">tries to edit an </text:span><text:span text:style-name="T5">Administrator</text:span><text:span text:style-name="T4">, an error message will be displayed, stating that </text:span><text:span text:style-name="T5">Administrators</text:span><text:span text:style-name="T4"> cannot be edited</text:span></text:p>
      <text:p text:style-name="P115"/>
      <text:p text:style-name="P119"><text:span text:style-name="T13">D)</text:span></text:p>
      <text:p text:style-name="P119"><text:span text:style-name="T13">3. If the </text:span><text:span text:style-name="T5">Administrator</text:span><text:span text:style-name="T4"> </text:span><text:span text:style-name="T13">presses the abort button, the values will not be changed and the pop-up will be closed</text:span></text:p>
      <text:p text:style-name="P94"/>
      <text:list xml:id="list8052985702650250308" text:style-name="WW8Num20">
        <text:list-item>
          <text:p text:style-name="P88"><text:span text:style-name="T2">Classes Involved: </text:span><text:span text:style-name="T5">Administrator</text:span></text:p>
        </text:list-item>
      </text:list>
      <text:p text:style-name="P43"/>
      <text:p text:style-name="P43"/>
      <text:p text:style-name="P45"><text:span text:style-name="T4"><text:line-break/></text:span><text:span text:style-name="T1">Remove User</text:span></text:p>
      <text:list xml:id="list7782586286675297728" text:style-name="WW8Num47">
        <text:list-item>
          <text:p text:style-name="P89"><text:span text:style-name="T2">Description: </text:span><text:span text:style-name="T4">An </text:span><text:span text:style-name="T5">Administrator</text:span><text:span text:style-name="T4"> removes a </text:span><text:span text:style-name="T5">User / Gardener</text:span></text:p>
        </text:list-item>
        <text:list-item>
          <text:p text:style-name="P89"><text:span text:style-name="T2">Prerequisite: </text:span><text:span text:style-name="T4">An </text:span><text:span text:style-name="T5">Administrator </text:span><text:span text:style-name="T4">is already logged in, the </text:span><text:span text:style-name="T8">manage users page</text:span><text:span text:style-name="T4"> is open and at least one user (apart from the </text:span><text:span text:style-name="T5">Administrator </text:span><text:span text:style-name="T4">itself) is present</text:span></text:p>
        </text:list-item>
        <text:list-item>
          <text:p text:style-name="P41">Steps:</text:p>
        </text:list-item>
      </text:list>
      <text:list xml:id="list6408217413490888973" text:style-name="WW8Num19">
        <text:list-item>
          <text:list>
            <text:list-header>
              <text:p text:style-name="P147"><text:span text:style-name="T4">1. The <text:s/></text:span><text:span text:style-name="T5">Administrator </text:span><text:span text:style-name="T4">clicks on the remove user button, next to the desired </text:span><text:span text:style-name="T5">User</text:span></text:p>
              <text:p text:style-name="P148"><text:span text:style-name="T13">2. A pop-up opens, asking for confirmation</text:span></text:p>
            </text:list-header>
          </text:list>
        </text:list-item>
        <text:list-item>
          <text:p text:style-name="P90"><text:span text:style-name="T2">Postcondition: </text:span><text:span text:style-name="T4">The </text:span><text:span text:style-name="T5">User</text:span><text:span text:style-name="T4"> is now removed</text:span></text:p>
        </text:list-item>
        <text:list-item>
          <text:p text:style-name="P42">Alternatives:</text:p>
        </text:list-item>
      </text:list>
      <text:p text:style-name="P105">A) </text:p>
      <text:p text:style-name="P106"><text:span text:style-name="T4">2. If the </text:span><text:span text:style-name="T5">Administrator </text:span><text:span text:style-name="T4">tries to remove an </text:span><text:span text:style-name="T5">Administrator</text:span><text:span text:style-name="T4">, an error message will be displayed, stating that </text:span><text:span text:style-name="T5">Administrators</text:span><text:span text:style-name="T4"> cannot be removed</text:span></text:p>
      <text:list xml:id="list3975482698617479181" text:style-name="WW8Num13">
        <text:list-item>
          <text:p text:style-name="P91"><text:span text:style-name="T2">Classes Involved: </text:span><text:span text:style-name="T5">Administrator</text:span></text:p>
        </text:list-item>
      </text:list>
      <text:p text:style-name="P43"/>
      <text:p text:style-name="P44"><text:soft-page-break/></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Arial Unicode MS', Cambria" style:font-family-generic="roman"/>
    <style:font-face style:name="Lucida Sans1" svg:font-family="'Lucida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none" fo:country="none"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style>
    <style:style style:name="Beschriftung"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Listenabsatz" style:family="paragraph" style:parent-style-name="Standard">
      <style:paragraph-properties fo:margin-left="1.27cm" fo:margin-right="0cm" fo:text-indent="0cm" style:auto-text-indent="false"/>
      <style:text-properties style:font-name-complex="Mangal" style:font-size-complex="10.5pt"/>
    </style:style>
    <style:style style:name="WW8Num1z0" style:family="text">
      <style:text-properties style:font-name="Symbol" fo:font-size="10pt" style:font-size-asian="10pt" style:font-name-complex="Symbol"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0pt" style:font-size-asian="10pt" style:font-name-complex="Symbol"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size="10pt" style:font-size-asian="10pt" style:font-name-complex="Symbol"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size="10pt" style:font-size-asian="10pt" style:font-name-complex="Symbol"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style:font-size-asian="10pt" style:font-name-complex="Symbol"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size="10pt" fo:background-color="#ffff00" style:font-size-asian="10pt" style:font-name-complex="Symbol"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size="10pt" style:font-size-asian="10pt" style:font-name-complex="Symbol" style:font-size-complex="10pt"/>
    </style:style>
    <style:style style:name="WW8Num7z1" style:family="text">
      <style:text-properties fo:font-size="10pt" fo:background-color="#ffff00" style:font-size-asian="10pt" style:font-size-complex="10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size="10pt" style:font-size-asian="10pt" style:font-name-complex="Symbol"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size="10pt" style:font-size-asian="10pt" style:font-name-complex="Symbol" style:font-size-complex="10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style:font-size-asian="10pt" style:font-name-complex="Symbol" style:font-size-complex="10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size="10pt" style:font-size-asian="10pt" style:font-name-complex="Symbol" style:font-size-complex="10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size="10pt" style:font-size-asian="10pt" style:font-name-complex="Symbol" style:font-size-complex="10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size="10pt" style:font-size-asian="10pt" style:font-name-complex="Symbol" style:font-size-complex="10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size="10pt" style:font-size-asian="10pt" style:font-name-complex="Symbol" style:font-size-complex="10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size="10pt" style:font-size-asian="10pt" style:font-name-complex="Symbol" style:font-size-complex="10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font-size-complex="10pt"/>
    </style:style>
    <style:style style:name="WW8Num17z1" style:family="text">
      <style:text-properties fo:font-size="10pt" fo:background-color="#ffff00" style:font-size-asian="10pt" style:font-size-complex="10pt"/>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font-size-complex="10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size="10pt" style:font-size-asian="10pt" style:font-name-complex="Symbol" style:font-size-complex="10pt"/>
    </style:style>
    <style:style style:name="WW8Num19z1" style:family="text">
      <style:text-properties fo:font-size="10pt" fo:font-style="italic" fo:background-color="#ffff00" style:font-size-asian="10pt" style:font-style-asian="italic" style:font-size-complex="10pt" style:font-style-complex="italic"/>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size="10pt" style:font-size-asian="10pt" style:font-name-complex="Symbol" style:font-size-complex="10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size="10pt" style:font-size-asian="10pt" style:font-name-complex="Symbol" style:font-size-complex="10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size="10pt" style:font-size-asian="10pt" style:font-name-complex="Symbol" style:font-size-complex="10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size="10pt" style:font-size-asian="10pt" style:font-name-complex="Symbol" style:font-size-complex="10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size="10pt" style:font-size-asian="10pt" style:font-name-complex="Symbol" style:font-size-complex="10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size="10pt" style:font-size-asian="10pt" style:font-name-complex="Symbol" style:font-size-complex="10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size="10pt" style:font-size-asian="10pt" style:font-name-complex="Symbol" style:font-size-complex="10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size="10pt" style:font-size-asian="10pt" style:font-name-complex="Symbol" style:font-size-complex="10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style:font-name-complex="Symbol"/>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size="10pt" style:font-size-asian="10pt" style:font-name-complex="Symbol" style:font-size-complex="10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0pt" style:font-size-asian="10pt" style:font-name-complex="Symbol" style:font-size-complex="10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size="10pt" style:font-size-asian="10pt" style:font-name-complex="Symbol" style:font-size-complex="10pt"/>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size="10pt" style:font-size-asian="10pt" style:font-name-complex="Symbol" style:font-size-complex="10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size="10pt" style:font-size-asian="10pt" style:font-name-complex="Symbol" style:font-size-complex="10pt"/>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size="10pt" style:font-size-asian="10pt" style:font-name-complex="Symbol" style:font-size-complex="10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style:font-name-complex="Symbo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0pt" style:font-size-asian="10pt" style:font-name-complex="Symbol" style:font-size-complex="10pt"/>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size="10pt" style:font-size-asian="10pt" style:font-name-complex="Symbol" style:font-size-complex="10pt"/>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size="10pt" style:font-size-asian="10pt" style:font-name-complex="Symbol" style:font-size-complex="10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size="10pt" style:font-size-asian="10pt" style:font-name-complex="Symbol" style:font-size-complex="10pt"/>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size="10pt" style:font-size-asian="10pt" style:font-name-complex="Symbol" style:font-size-complex="10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size="10pt" style:font-size-asian="10pt" style:font-name-complex="Symbol" style:font-size-complex="10pt"/>
    </style:style>
    <style:style style:name="WW8Num41z1" style:family="text">
      <style:text-properties fo:font-size="10pt" fo:background-color="#ffff00" style:font-size-asian="10pt" style:font-size-complex="10pt"/>
    </style:style>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size="10pt" style:font-size-asian="10pt" style:font-name-complex="Symbol" style:font-size-complex="10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size="10pt" style:font-size-asian="10pt" style:font-name-complex="Symbol" style:font-size-complex="10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size="10pt" style:font-size-asian="10pt" style:font-name-complex="Symbol" style:font-size-complex="10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size="10pt" style:font-size-asian="10pt" style:font-name-complex="Symbol" style:font-size-complex="10pt"/>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fo:font-size="10pt" style:font-size-asian="10pt" style:font-name-complex="Symbol" style:font-size-complex="10pt"/>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size="10pt" style:font-size-asian="10pt" style:font-name-complex="Symbol" style:font-size-complex="10pt"/>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size="10pt" style:font-size-asian="10pt" style:font-name-complex="Symbol" style:font-size-complex="10pt"/>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size="10pt" style:font-size-asian="10pt" style:font-name-complex="Symbol" style:font-size-complex="10pt"/>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none" fo:country="none"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
        <style:list-level-properties text:list-level-position-and-space-mode="label-alignment">
          <style:list-level-label-alignment text:label-followed-by="nothing"/>
        </style:list-level-properties>
      </text:list-level-style-number>
      <text:list-level-style-number text:level="2" text:style-name="WW8Num10z1" style:num-format="">
        <style:list-level-properties text:list-level-position-and-space-mode="label-alignment">
          <style:list-level-label-alignment text:label-followed-by="nothing"/>
        </style:list-level-properties>
      </text:list-level-style-number>
      <text:list-level-style-number text:level="3" text:style-name="WW8Num10z2" style:num-format="">
        <style:list-level-properties text:list-level-position-and-space-mode="label-alignment">
          <style:list-level-label-alignment text:label-followed-by="nothing"/>
        </style:list-level-properties>
      </text:list-level-style-number>
      <text:list-level-style-number text:level="4" text:style-name="WW8Num10z3" style:num-format="">
        <style:list-level-properties text:list-level-position-and-space-mode="label-alignment">
          <style:list-level-label-alignment text:label-followed-by="nothing"/>
        </style:list-level-properties>
      </text:list-level-style-number>
      <text:list-level-style-number text:level="5" text:style-name="WW8Num10z4" style:num-format="">
        <style:list-level-properties text:list-level-position-and-space-mode="label-alignment">
          <style:list-level-label-alignment text:label-followed-by="nothing"/>
        </style:list-level-properties>
      </text:list-level-style-number>
      <text:list-level-style-number text:level="6" text:style-name="WW8Num10z5" style:num-format="">
        <style:list-level-properties text:list-level-position-and-space-mode="label-alignment">
          <style:list-level-label-alignment text:label-followed-by="nothing"/>
        </style:list-level-properties>
      </text:list-level-style-number>
      <text:list-level-style-number text:level="7" text:style-name="WW8Num10z6" style:num-format="">
        <style:list-level-properties text:list-level-position-and-space-mode="label-alignment">
          <style:list-level-label-alignment text:label-followed-by="nothing"/>
        </style:list-level-properties>
      </text:list-level-style-number>
      <text:list-level-style-number text:level="8" text:style-name="WW8Num10z7" style:num-format="">
        <style:list-level-properties text:list-level-position-and-space-mode="label-alignment">
          <style:list-level-label-alignment text:label-followed-by="nothing"/>
        </style:list-level-properties>
      </text:list-level-style-number>
      <text:list-level-style-number text:level="9" text:style-name="WW8Num10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van loon</meta:initial-creator>
    <meta:creation-date>2023-03-13T13:11:00</meta:creation-date>
    <dc:date>2023-03-14T21:41:48.27</dc:date>
    <meta:editing-cycles>2</meta:editing-cycles>
    <meta:document-statistic meta:table-count="0" meta:image-count="0" meta:object-count="0" meta:page-count="7" meta:paragraph-count="240" meta:word-count="2348" meta:character-count="13671"/>
    <meta:generator>OpenOffice/4.1.13$Win32 OpenOffice.org_project/4113m1$Build-9810</meta:generator>
  </office:meta>
</office:document-meta>
</file>